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color="#000000" draw:fill="solid" draw:fill-color="#e6e6ff" fo:min-height="0.258cm" draw:shadow-offset-x="0.203cm" draw:shadow-offset-y="0.203cm"/>
    </style:style>
    <style:style style:name="gr2" style:family="graphic" style:parent-style-name="standard">
      <style:graphic-properties draw:stroke="solid" svg:stroke-color="#000000" draw:fill="solid" draw:fill-color="#e6e6ff" fo:min-height="0.268cm" draw:shadow-offset-x="0.203cm" draw:shadow-offset-y="0.203cm"/>
    </style:style>
    <style:style style:name="gr3" style:family="graphic" style:parent-style-name="standard">
      <style:graphic-properties draw:stroke="solid" svg:stroke-color="#000000" draw:fill="solid" draw:fill-color="#e6e6ff" fo:min-height="0cm" draw:shadow-offset-x="0.203cm" draw:shadow-offset-y="0.203cm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solid" svg:stroke-color="#000000" draw:fill="solid" draw:fill-color="#e6e6ff" fo:min-height="0.285cm" draw:shadow-offset-x="0.203cm" draw:shadow-offset-y="0.203cm"/>
    </style:style>
    <style:style style:name="gr6" style:family="graphic" style:parent-style-name="standard">
      <style:graphic-properties draw:stroke="solid" svg:stroke-color="#000000" draw:fill="solid" draw:fill-color="#e6e6ff" fo:min-height="0.397cm" draw:shadow-offset-x="0.203cm" draw:shadow-offset-y="0.203cm"/>
    </style:style>
    <style:style style:name="gr7" style:family="graphic" style:parent-style-name="standard">
      <style:graphic-properties draw:stroke="solid" svg:stroke-color="#000000" draw:fill="solid" draw:fill-color="#e6e6ff" fo:min-height="0.412cm" draw:shadow-offset-x="0.203cm" draw:shadow-offset-y="0.203cm"/>
    </style:style>
    <style:style style:name="gr8" style:family="graphic" style:parent-style-name="standard">
      <style:graphic-properties draw:stroke="solid" svg:stroke-color="#000000" draw:fill="solid" draw:fill-color="#e6e6ff" draw:fill-hatch-solid="true" fo:min-height="0.258cm" draw:shadow-offset-x="0.203cm" draw:shadow-offset-y="0.2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solid" svg:stroke-color="#000000" draw:fill="solid" draw:fill-color="#e6e6ff" fo:min-height="0.334cm" draw:shadow-offset-x="0.203cm" draw:shadow-offset-y="0.203cm"/>
    </style:style>
    <style:style style:name="gr11" style:family="graphic" style:parent-style-name="standard">
      <style:graphic-properties draw:stroke="solid" svg:stroke-color="#000000" draw:fill="solid" draw:fill-color="#e6e6ff" fo:min-height="0.332cm" draw:shadow-offset-x="0.203cm" draw:shadow-offset-y="0.203cm"/>
    </style:style>
    <style:style style:name="gr12" style:family="graphic" style:parent-style-name="standard">
      <style:graphic-properties draw:stroke="solid" svg:stroke-color="#000000" draw:fill="solid" draw:fill-color="#e6e6ff" fo:min-height="0.314cm" draw:shadow-offset-x="0.203cm" draw:shadow-offset-y="0.203cm"/>
    </style:style>
    <style:style style:name="gr13" style:family="graphic" style:parent-style-name="standard">
      <style:graphic-properties draw:stroke="solid" svg:stroke-color="#000000" draw:fill="solid" draw:fill-color="#e6e6ff" fo:min-height="0.375cm" draw:shadow-offset-x="0.203cm" draw:shadow-offset-y="0.203cm"/>
    </style:style>
    <style:style style:name="P1" style:family="paragraph"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032cm" svg:height="0.645cm" svg:x="1.143cm" svg:y="1.27cm">
          <draw:text-box>
            <text:p><text:span text:style-name="T1">1 drama</text:span></text:p>
          </draw:text-box>
        </draw:frame>
        <draw:frame draw:style-name="gr2" draw:text-style-name="P1" xml:id="id2" draw:id="id2" draw:layer="layout" svg:width="2.794cm" svg:height="0.645cm" svg:x="2.54cm" svg:y="2.159cm">
          <draw:text-box>
            <text:p><text:span text:style-name="T1">82 melodrama</text:span></text:p>
          </draw:text-box>
        </draw:frame>
        <draw:frame draw:style-name="gr3" draw:text-style-name="P1" xml:id="id3" draw:id="id3" draw:layer="layout" svg:width="2.032cm" svg:height="0.645cm" svg:x="5.334cm" svg:y="1.26cm">
          <draw:text-box>
            <text:p><text:span text:style-name="T1">2 comedy</text:span></text:p>
          </draw:text-box>
        </draw:frame>
        <draw:frame draw:style-name="gr1" draw:text-style-name="P1" xml:id="id4" draw:id="id4" draw:layer="layout" svg:width="2.54cm" svg:height="0.645cm" svg:x="6.858cm" svg:y="2.159cm">
          <draw:text-box>
            <text:p><text:span text:style-name="T1">83 slapstick</text:span></text:p>
          </draw:text-box>
        </draw:frame>
        <draw:frame draw:style-name="gr1" draw:text-style-name="P1" xml:id="id5" draw:id="id5" draw:layer="layout" svg:width="2.667cm" svg:height="0.645cm" svg:x="6.858cm" svg:y="2.965cm">
          <draw:text-box>
            <text:p><text:span text:style-name="T1">84 gross-out</text:span></text:p>
          </draw:text-box>
        </draw:frame>
        <draw:frame draw:style-name="gr1" draw:text-style-name="P1" xml:id="id6" draw:id="id6" draw:layer="layout" svg:width="2.159cm" svg:height="0.645cm" svg:x="6.858cm" svg:y="3.791cm">
          <draw:text-box>
            <text:p><text:span text:style-name="T1">62 satire</text:span></text:p>
          </draw:text-box>
        </draw:frame>
        <draw:frame draw:style-name="gr1" draw:text-style-name="P1" xml:id="id7" draw:id="id7" draw:layer="layout" svg:width="3.302cm" svg:height="0.645cm" svg:x="6.858cm" svg:y="4.597cm">
          <draw:text-box>
            <text:p><text:span text:style-name="T1">72 mockumentary</text:span></text:p>
          </draw:text-box>
        </draw:frame>
        <draw:connector draw:style-name="gr4" draw:text-style-name="P2" draw:layer="layout" svg:x1="2.159cm" svg:y1="1.915cm" svg:x2="2.54cm" svg:y2="2.481cm" draw:start-shape="id1" draw:start-glue-point="2" draw:end-shape="id2" draw:end-glue-point="3" svg:d="m2159 1915v566h381" svg:viewBox="0 0 382 567">
          <text:p/>
        </draw:connector>
        <draw:connector draw:style-name="gr4" draw:text-style-name="P2" draw:layer="layout" svg:x1="6.35cm" svg:y1="1.905cm" svg:x2="6.858cm" svg:y2="2.481cm" draw:start-shape="id3" draw:start-glue-point="2" draw:end-shape="id4" draw:end-glue-point="3" svg:d="m6350 1905v576h508" svg:viewBox="0 0 509 577">
          <text:p/>
        </draw:connector>
        <draw:connector draw:style-name="gr4" draw:text-style-name="P2" draw:layer="layout" svg:x1="6.35cm" svg:y1="1.905cm" svg:x2="6.858cm" svg:y2="3.287cm" draw:start-shape="id3" draw:start-glue-point="2" draw:end-shape="id5" draw:end-glue-point="3" svg:d="m6350 1905v1382h508" svg:viewBox="0 0 509 1383">
          <text:p/>
        </draw:connector>
        <draw:connector draw:style-name="gr4" draw:text-style-name="P2" draw:layer="layout" svg:x1="6.35cm" svg:y1="1.905cm" svg:x2="6.858cm" svg:y2="4.113cm" draw:start-shape="id3" draw:start-glue-point="2" draw:end-shape="id6" draw:end-glue-point="3" svg:d="m6350 1905v2208h508" svg:viewBox="0 0 509 2209">
          <text:p/>
        </draw:connector>
        <draw:connector draw:style-name="gr4" draw:text-style-name="P2" draw:layer="layout" svg:x1="6.35cm" svg:y1="1.905cm" svg:x2="6.858cm" svg:y2="4.919cm" draw:start-shape="id3" draw:start-glue-point="2" draw:end-shape="id7" draw:end-glue-point="3" svg:d="m6350 1905v3014h508" svg:viewBox="0 0 509 3015">
          <text:p/>
        </draw:connector>
        <draw:frame draw:style-name="gr1" draw:text-style-name="P1" xml:id="id8" draw:id="id8" draw:layer="layout" svg:width="3.81cm" svg:height="0.645cm" svg:x="6.858cm" svg:y="5.413cm">
          <draw:text-box>
            <text:p><text:span text:style-name="T1">27 romantic-comedy</text:span></text:p>
          </draw:text-box>
        </draw:frame>
        <draw:connector draw:style-name="gr4" draw:text-style-name="P2" draw:layer="layout" svg:x1="6.35cm" svg:y1="1.905cm" svg:x2="6.858cm" svg:y2="5.735cm" draw:start-shape="id3" draw:start-glue-point="2" draw:end-shape="id8" draw:end-glue-point="3" svg:d="m6350 1905v3830h508" svg:viewBox="0 0 509 3831">
          <text:p/>
        </draw:connector>
        <draw:frame draw:style-name="gr1" draw:text-style-name="P1" xml:id="id9" draw:id="id9" draw:layer="layout" svg:width="3.556cm" svg:height="0.645cm" svg:x="6.858cm" svg:y="6.229cm">
          <draw:text-box>
            <text:p><text:span text:style-name="T1">85 buddy-comedy</text:span></text:p>
          </draw:text-box>
        </draw:frame>
        <draw:connector draw:style-name="gr4" draw:text-style-name="P2" draw:layer="layout" svg:x1="6.35cm" svg:y1="1.905cm" svg:x2="6.858cm" svg:y2="6.551cm" draw:start-shape="id3" draw:start-glue-point="2" draw:end-shape="id9" draw:end-glue-point="3" svg:d="m6350 1905v4646h508" svg:viewBox="0 0 509 4647">
          <text:p/>
        </draw:connector>
        <draw:frame draw:style-name="gr1" draw:text-style-name="P1" xml:id="id10" draw:id="id10" draw:layer="layout" svg:width="3.175cm" svg:height="0.645cm" svg:x="6.858cm" svg:y="7.045cm">
          <draw:text-box>
            <text:p><text:span text:style-name="T1">86 black-comedy</text:span></text:p>
          </draw:text-box>
        </draw:frame>
        <draw:connector draw:style-name="gr4" draw:text-style-name="P2" draw:layer="layout" svg:x1="6.35cm" svg:y1="1.905cm" svg:x2="6.858cm" svg:y2="7.367cm" draw:start-shape="id3" draw:start-glue-point="2" draw:end-shape="id10" draw:end-glue-point="3" svg:d="m6350 1905v5462h508" svg:viewBox="0 0 509 5463">
          <text:p/>
        </draw:connector>
        <draw:frame draw:style-name="gr1" draw:text-style-name="P1" draw:layer="layout" svg:width="1.905cm" svg:height="0.645cm" svg:x="1.143cm" svg:y="3.165cm">
          <draw:text-box>
            <text:p><text:span text:style-name="T1">3 thriller</text:span></text:p>
          </draw:text-box>
        </draw:frame>
        <draw:frame draw:style-name="gr1" draw:text-style-name="P1" draw:layer="layout" svg:width="2.921cm" svg:height="0.645cm" svg:x="1.143cm" svg:y="4.064cm">
          <draw:text-box>
            <text:p><text:span text:style-name="T1">4 independent</text:span></text:p>
          </draw:text-box>
        </draw:frame>
        <draw:frame draw:style-name="gr1" draw:text-style-name="P1" draw:layer="layout" svg:width="2.286cm" svg:height="0.645cm" svg:x="1.143cm" svg:y="4.943cm">
          <draw:text-box>
            <text:p><text:span text:style-name="T1">5 fantasy</text:span></text:p>
          </draw:text-box>
        </draw:frame>
        <draw:frame draw:style-name="gr1" draw:text-style-name="P1" xml:id="id184" draw:id="id184" draw:layer="layout" svg:width="3.048cm" svg:height="0.645cm" svg:x="-7.353cm" svg:y="4.57cm">
          <draw:text-box>
            <text:p><text:span text:style-name="T1">6 science-fiction</text:span></text:p>
          </draw:text-box>
        </draw:frame>
        <draw:frame draw:style-name="gr1" draw:text-style-name="P1" xml:id="id11" draw:id="id11" draw:layer="layout" svg:width="2.54cm" svg:height="0.645cm" svg:x="10.249cm" svg:y="1.26cm">
          <draw:text-box>
            <text:p><text:span text:style-name="T1">7 animation</text:span></text:p>
          </draw:text-box>
        </draw:frame>
        <draw:frame draw:style-name="gr1" draw:text-style-name="P1" xml:id="id12" draw:id="id12" draw:layer="layout" svg:width="4.318cm" svg:height="0.645cm" svg:x="12.027cm" svg:y="2.149cm">
          <draw:text-box>
            <text:p><text:span text:style-name="T1">28 computer-animation</text:span></text:p>
          </draw:text-box>
        </draw:frame>
        <draw:frame draw:style-name="gr1" draw:text-style-name="P1" xml:id="id177" draw:id="id177" draw:layer="layout" svg:width="2.764cm" svg:height="0.645cm" svg:x="14.127cm" svg:y="3.838cm">
          <draw:text-box>
            <text:p><text:span text:style-name="T1">89 claymation</text:span></text:p>
          </draw:text-box>
        </draw:frame>
        <draw:connector draw:style-name="gr4" draw:text-style-name="P2" draw:layer="layout" svg:x1="11.519cm" svg:y1="1.905cm" svg:x2="12.027cm" svg:y2="2.471cm" draw:start-shape="id11" draw:start-glue-point="2" draw:end-shape="id12" draw:end-glue-point="3" svg:d="m11519 1905v566h508" svg:viewBox="0 0 509 567">
          <text:p/>
        </draw:connector>
        <draw:frame draw:style-name="gr1" draw:text-style-name="P1" xml:id="id13" draw:id="id13" draw:layer="layout" svg:width="3.467cm" svg:height="0.645cm" svg:x="12.027cm" svg:y="4.737cm">
          <draw:text-box>
            <text:p><text:span text:style-name="T1">90 motion-capture</text:span></text:p>
          </draw:text-box>
        </draw:frame>
        <draw:connector draw:style-name="gr4" draw:text-style-name="P2" draw:layer="layout" svg:x1="11.519cm" svg:y1="1.905cm" svg:x2="12.027cm" svg:y2="5.059cm" draw:start-shape="id11" draw:start-glue-point="2" draw:end-shape="id13" draw:end-glue-point="3" svg:d="m11519 1905v3154h508" svg:viewBox="0 0 509 3155">
          <text:p/>
        </draw:connector>
        <draw:frame draw:style-name="gr1" draw:text-style-name="P1" draw:layer="layout" svg:width="2.032cm" svg:height="0.645cm" svg:x="1.143cm" svg:y="7.531cm">
          <draw:text-box>
            <text:p><text:span text:style-name="T1">8 mystery</text:span></text:p>
          </draw:text-box>
        </draw:frame>
        <draw:frame draw:style-name="gr1" draw:text-style-name="P1" draw:layer="layout" svg:width="1.778cm" svg:height="0.645cm" svg:x="1.143cm" svg:y="8.42cm">
          <draw:text-box>
            <text:p><text:span text:style-name="T1">9 horror</text:span></text:p>
          </draw:text-box>
        </draw:frame>
        <draw:frame draw:style-name="gr1" draw:text-style-name="P1" draw:layer="layout" svg:width="2.032cm" svg:height="0.645cm" svg:x="1.143cm" svg:y="9.309cm">
          <draw:text-box>
            <text:p><text:span text:style-name="T1">10 action</text:span></text:p>
          </draw:text-box>
        </draw:frame>
        <draw:frame draw:style-name="gr1" draw:text-style-name="P1" draw:layer="layout" svg:width="2.54cm" svg:height="0.645cm" svg:x="1.143cm" svg:y="10.188cm">
          <draw:text-box>
            <text:p><text:span text:style-name="T1">11 adventure</text:span></text:p>
          </draw:text-box>
        </draw:frame>
        <draw:frame draw:style-name="gr1" draw:text-style-name="P1" draw:layer="layout" svg:width="3.048cm" svg:height="0.645cm" svg:x="1.143cm" svg:y="11.087cm">
          <draw:text-box>
            <text:p><text:span text:style-name="T1">12 documentary</text:span></text:p>
          </draw:text-box>
        </draw:frame>
        <draw:frame draw:style-name="gr1" draw:text-style-name="P1" draw:layer="layout" svg:width="2.54cm" svg:height="0.645cm" svg:x="1.143cm" svg:y="11.976cm">
          <draw:text-box>
            <text:p><text:span text:style-name="T1">13 christmas</text:span></text:p>
          </draw:text-box>
        </draw:frame>
        <draw:frame draw:style-name="gr1" draw:text-style-name="P1" draw:layer="layout" svg:width="2.032cm" svg:height="0.645cm" svg:x="1.143cm" svg:y="12.855cm">
          <draw:text-box>
            <text:p><text:span text:style-name="T1">14 short</text:span></text:p>
          </draw:text-box>
        </draw:frame>
        <draw:frame draw:style-name="gr1" draw:text-style-name="P1" draw:layer="layout" svg:width="3.429cm" svg:height="0.645cm" svg:x="1.143cm" svg:y="13.744cm">
          <draw:text-box>
            <text:p><text:span text:style-name="T1">15 unconventional</text:span></text:p>
          </draw:text-box>
        </draw:frame>
        <draw:frame draw:style-name="gr1" draw:text-style-name="P1" draw:layer="layout" svg:width="2.286cm" svg:height="0.645cm" svg:x="1.143cm" svg:y="14.633cm">
          <draw:text-box>
            <text:p><text:span text:style-name="T1">16 western</text:span></text:p>
          </draw:text-box>
        </draw:frame>
        <draw:frame draw:style-name="gr1" draw:text-style-name="P1" xml:id="id14" draw:id="id14" draw:layer="layout" svg:width="1.651cm" svg:height="0.645cm" svg:x="17.018cm" svg:y="1.26cm">
          <draw:text-box>
            <text:p><text:span text:style-name="T1">17 war</text:span></text:p>
          </draw:text-box>
        </draw:frame>
        <draw:frame draw:style-name="gr1" draw:text-style-name="P1" xml:id="id15" draw:id="id15" draw:layer="layout" svg:width="2.921cm" svg:height="0.645cm" svg:x="18.415cm" svg:y="2.159cm">
          <draw:text-box>
            <text:p><text:span text:style-name="T1">37 world-war-ii</text:span></text:p>
          </draw:text-box>
        </draw:frame>
        <draw:frame draw:style-name="gr1" draw:text-style-name="P1" xml:id="id17" draw:id="id17" draw:layer="layout" svg:width="2.921cm" svg:height="0.645cm" svg:x="18.415cm" svg:y="2.921cm">
          <draw:text-box>
            <text:p><text:span text:style-name="T1">40 world-war-i</text:span></text:p>
          </draw:text-box>
        </draw:frame>
        <draw:frame draw:style-name="gr1" draw:text-style-name="P1" xml:id="id16" draw:id="id16" draw:layer="layout" svg:width="2.921cm" svg:height="0.645cm" svg:x="18.415cm" svg:y="3.683cm">
          <draw:text-box>
            <text:p><text:span text:style-name="T1">41 vietnam-war</text:span></text:p>
          </draw:text-box>
        </draw:frame>
        <draw:frame draw:style-name="gr1" draw:text-style-name="P1" xml:id="id18" draw:id="id18" draw:layer="layout" svg:width="2.921cm" svg:height="0.645cm" svg:x="18.415cm" svg:y="4.445cm">
          <draw:text-box>
            <text:p><text:span text:style-name="T1">91 korean-war</text:span></text:p>
          </draw:text-box>
        </draw:frame>
        <draw:frame draw:style-name="gr1" draw:text-style-name="P1" xml:id="id19" draw:id="id19" draw:layer="layout" svg:width="2.286cm" svg:height="0.645cm" svg:x="18.415cm" svg:y="5.324cm">
          <draw:text-box>
            <text:p><text:span text:style-name="T1">92 civil-war</text:span></text:p>
          </draw:text-box>
        </draw:frame>
        <draw:frame draw:style-name="gr1" draw:text-style-name="P1" xml:id="id20" draw:id="id20" draw:layer="layout" svg:width="3.81cm" svg:height="0.645cm" svg:x="18.415cm" svg:y="6.086cm">
          <draw:text-box>
            <text:p><text:span text:style-name="T1">93 revolutionary-war</text:span></text:p>
          </draw:text-box>
        </draw:frame>
        <draw:frame draw:style-name="gr1" draw:text-style-name="P1" xml:id="id21" draw:id="id21" draw:layer="layout" svg:width="2.921cm" svg:height="0.645cm" svg:x="18.415cm" svg:y="6.975cm">
          <draw:text-box>
            <text:p><text:span text:style-name="T1">94 trojan-war</text:span></text:p>
          </draw:text-box>
        </draw:frame>
        <draw:connector draw:style-name="gr4" draw:text-style-name="P2" draw:layer="layout" svg:x1="17.843cm" svg:y1="1.905cm" svg:x2="18.415cm" svg:y2="2.481cm" draw:start-shape="id14" draw:start-glue-point="2" draw:end-shape="id15" draw:end-glue-point="3" svg:d="m17843 1905v576h572" svg:viewBox="0 0 573 577">
          <text:p/>
        </draw:connector>
        <draw:connector draw:style-name="gr4" draw:text-style-name="P2" draw:layer="layout" svg:x1="17.843cm" svg:y1="1.905cm" svg:x2="18.415cm" svg:y2="4.005cm" draw:start-shape="id14" draw:start-glue-point="2" draw:end-shape="id16" draw:end-glue-point="3" svg:d="m17843 1905v2100h572" svg:viewBox="0 0 573 2101">
          <text:p/>
        </draw:connector>
        <draw:connector draw:style-name="gr4" draw:text-style-name="P2" draw:layer="layout" svg:x1="17.843cm" svg:y1="1.905cm" svg:x2="18.415cm" svg:y2="3.243cm" draw:start-shape="id14" draw:start-glue-point="2" draw:end-shape="id17" draw:end-glue-point="3" svg:d="m17843 1905v1338h572" svg:viewBox="0 0 573 1339">
          <text:p/>
        </draw:connector>
        <draw:connector draw:style-name="gr4" draw:text-style-name="P2" draw:layer="layout" svg:x1="17.843cm" svg:y1="1.905cm" svg:x2="18.415cm" svg:y2="4.767cm" draw:start-shape="id14" draw:start-glue-point="2" draw:end-shape="id18" draw:end-glue-point="3" svg:d="m17843 1905v2862h572" svg:viewBox="0 0 573 2863">
          <text:p/>
        </draw:connector>
        <draw:connector draw:style-name="gr4" draw:text-style-name="P2" draw:layer="layout" svg:x1="17.843cm" svg:y1="1.905cm" svg:x2="18.415cm" svg:y2="5.646cm" draw:start-shape="id14" draw:start-glue-point="2" draw:end-shape="id19" draw:end-glue-point="3" svg:d="m17843 1905v3741h572" svg:viewBox="0 0 573 3742">
          <text:p/>
        </draw:connector>
        <draw:connector draw:style-name="gr4" draw:text-style-name="P2" draw:layer="layout" svg:x1="17.843cm" svg:y1="1.905cm" svg:x2="18.415cm" svg:y2="6.408cm" draw:start-shape="id14" draw:start-glue-point="2" draw:end-shape="id20" draw:end-glue-point="3" svg:d="m17843 1905v4503h572" svg:viewBox="0 0 573 4504">
          <text:p/>
        </draw:connector>
        <draw:connector draw:style-name="gr4" draw:text-style-name="P2" draw:layer="layout" svg:x1="17.843cm" svg:y1="1.905cm" svg:x2="18.415cm" svg:y2="7.297cm" draw:start-shape="id14" draw:start-glue-point="2" draw:end-shape="id21" draw:end-glue-point="3" svg:d="m17843 1905v5392h572" svg:viewBox="0 0 573 5393">
          <text:p/>
        </draw:connector>
        <draw:frame draw:style-name="gr1" draw:text-style-name="P1" draw:layer="layout" svg:width="2.414cm" svg:height="0.645cm" svg:x="1.142cm" svg:y="16.322cm">
          <draw:text-box>
            <text:p><text:span text:style-name="T1">18 romance</text:span></text:p>
          </draw:text-box>
        </draw:frame>
        <draw:frame draw:style-name="gr1" draw:text-style-name="P1" draw:layer="layout" svg:width="2.668cm" svg:height="0.645cm" svg:x="1.142cm" svg:y="17.211cm">
          <draw:text-box>
            <text:p><text:span text:style-name="T1">19 family-film</text:span></text:p>
          </draw:text-box>
        </draw:frame>
        <draw:frame draw:style-name="gr1" draw:text-style-name="P1" xml:id="id22" draw:id="id22" draw:layer="layout" svg:width="2.159cm" svg:height="0.645cm" svg:x="22.425cm" svg:y="1.26cm">
          <draw:text-box>
            <text:p><text:span text:style-name="T1">20 sports</text:span></text:p>
          </draw:text-box>
        </draw:frame>
        <draw:frame draw:style-name="gr1" draw:text-style-name="P1" xml:id="id23" draw:id="id23" draw:layer="layout" svg:width="2.467cm" svg:height="0.645cm" svg:x="24.076cm" svg:y="2.159cm">
          <draw:text-box>
            <text:p><text:span text:style-name="T1">95 baseball</text:span></text:p>
          </draw:text-box>
        </draw:frame>
        <draw:frame draw:style-name="gr1" draw:text-style-name="P1" xml:id="id24" draw:id="id24" draw:layer="layout" svg:width="2.467cm" svg:height="0.645cm" svg:x="24.076cm" svg:y="2.911cm">
          <draw:text-box>
            <text:p><text:span text:style-name="T1">96 football</text:span></text:p>
          </draw:text-box>
        </draw:frame>
        <draw:frame draw:style-name="gr1" draw:text-style-name="P1" xml:id="id25" draw:id="id25" draw:layer="layout" svg:width="2.34cm" svg:height="0.645cm" svg:x="24.076cm" svg:y="3.673cm">
          <draw:text-box>
            <text:p><text:span text:style-name="T1">97 hockey</text:span></text:p>
          </draw:text-box>
        </draw:frame>
        <draw:frame draw:style-name="gr1" draw:text-style-name="P1" xml:id="id26" draw:id="id26" draw:layer="layout" svg:width="2.594cm" svg:height="0.645cm" svg:x="24.076cm" svg:y="4.435cm">
          <draw:text-box>
            <text:p><text:span text:style-name="T1">98 basketball</text:span></text:p>
          </draw:text-box>
        </draw:frame>
        <draw:frame draw:style-name="gr1" draw:text-style-name="P1" xml:id="id27" draw:id="id27" draw:layer="layout" svg:width="2.594cm" svg:height="0.645cm" svg:x="24.076cm" svg:y="5.207cm">
          <draw:text-box>
            <text:p><text:span text:style-name="T1">99 cycling</text:span></text:p>
          </draw:text-box>
        </draw:frame>
        <draw:frame draw:style-name="gr1" draw:text-style-name="P1" xml:id="id28" draw:id="id28" draw:layer="layout" svg:width="2.159cm" svg:height="0.645cm" svg:x="24.076cm" svg:y="5.959cm">
          <draw:text-box>
            <text:p><text:span text:style-name="T1">100 pool</text:span></text:p>
          </draw:text-box>
        </draw:frame>
        <draw:frame draw:style-name="gr1" draw:text-style-name="P1" xml:id="id29" draw:id="id29" draw:layer="layout" svg:width="2.159cm" svg:height="0.645cm" svg:x="24.076cm" svg:y="6.721cm">
          <draw:text-box>
            <text:p><text:span text:style-name="T1">101 rugby</text:span></text:p>
          </draw:text-box>
        </draw:frame>
        <draw:frame draw:style-name="gr1" draw:text-style-name="P1" xml:id="id30" draw:id="id30" draw:layer="layout" svg:width="2.467cm" svg:height="0.645cm" svg:x="24.076cm" svg:y="7.483cm">
          <draw:text-box>
            <text:p><text:span text:style-name="T1">102 soccer</text:span></text:p>
          </draw:text-box>
        </draw:frame>
        <draw:frame draw:style-name="gr1" draw:text-style-name="P1" xml:id="id31" draw:id="id31" draw:layer="layout" svg:width="3.229cm" svg:height="0.645cm" svg:x="24.076cm" svg:y="8.255cm">
          <draw:text-box>
            <text:p><text:span text:style-name="T1">103 horse-racing</text:span></text:p>
          </draw:text-box>
        </draw:frame>
        <draw:frame draw:style-name="gr1" draw:text-style-name="P1" xml:id="id32" draw:id="id32" draw:layer="layout" svg:width="3.102cm" svg:height="0.645cm" svg:x="24.076cm" svg:y="9.017cm">
          <draw:text-box>
            <text:p><text:span text:style-name="T1">104 auto-racing</text:span></text:p>
          </draw:text-box>
        </draw:frame>
        <draw:connector draw:style-name="gr4" draw:text-style-name="P2" draw:layer="layout" svg:x1="23.504cm" svg:y1="1.905cm" svg:x2="24.076cm" svg:y2="2.481cm" draw:start-shape="id22" draw:start-glue-point="2" draw:end-shape="id23" draw:end-glue-point="3" svg:d="m23504 1905v576h572" svg:viewBox="0 0 573 577">
          <text:p/>
        </draw:connector>
        <draw:connector draw:style-name="gr4" draw:text-style-name="P2" draw:layer="layout" svg:x1="23.504cm" svg:y1="1.905cm" svg:x2="24.076cm" svg:y2="3.233cm" draw:start-shape="id22" draw:start-glue-point="2" draw:end-shape="id24" draw:end-glue-point="3" svg:d="m23504 1905v1328h572" svg:viewBox="0 0 573 1329">
          <text:p/>
        </draw:connector>
        <draw:connector draw:style-name="gr4" draw:text-style-name="P2" draw:layer="layout" svg:x1="23.504cm" svg:y1="1.905cm" svg:x2="24.076cm" svg:y2="3.995cm" draw:start-shape="id22" draw:start-glue-point="2" draw:end-shape="id25" draw:end-glue-point="3" svg:d="m23504 1905v2090h572" svg:viewBox="0 0 573 2091">
          <text:p/>
        </draw:connector>
        <draw:connector draw:style-name="gr4" draw:text-style-name="P2" draw:layer="layout" svg:x1="23.504cm" svg:y1="1.905cm" svg:x2="24.076cm" svg:y2="4.757cm" draw:start-shape="id22" draw:start-glue-point="2" draw:end-shape="id26" draw:end-glue-point="3" svg:d="m23504 1905v2852h572" svg:viewBox="0 0 573 2853">
          <text:p/>
        </draw:connector>
        <draw:connector draw:style-name="gr4" draw:text-style-name="P2" draw:layer="layout" svg:x1="23.504cm" svg:y1="1.905cm" svg:x2="24.076cm" svg:y2="5.529cm" draw:start-shape="id22" draw:start-glue-point="2" draw:end-shape="id27" draw:end-glue-point="3" svg:d="m23504 1905v3624h572" svg:viewBox="0 0 573 3625">
          <text:p/>
        </draw:connector>
        <draw:connector draw:style-name="gr4" draw:text-style-name="P2" draw:layer="layout" svg:x1="23.504cm" svg:y1="1.905cm" svg:x2="24.076cm" svg:y2="6.281cm" draw:start-shape="id22" draw:start-glue-point="2" draw:end-shape="id28" draw:end-glue-point="3" svg:d="m23504 1905v4376h572" svg:viewBox="0 0 573 4377">
          <text:p/>
        </draw:connector>
        <draw:connector draw:style-name="gr4" draw:text-style-name="P2" draw:layer="layout" svg:x1="23.504cm" svg:y1="1.905cm" svg:x2="24.076cm" svg:y2="7.043cm" draw:start-shape="id22" draw:start-glue-point="2" draw:end-shape="id29" draw:end-glue-point="3" svg:d="m23504 1905v5138h572" svg:viewBox="0 0 573 5139">
          <text:p/>
        </draw:connector>
        <draw:connector draw:style-name="gr4" draw:text-style-name="P2" draw:layer="layout" svg:x1="23.504cm" svg:y1="1.905cm" svg:x2="24.076cm" svg:y2="7.805cm" draw:start-shape="id22" draw:start-glue-point="2" draw:end-shape="id30" draw:end-glue-point="3" svg:d="m23504 1905v5900h572" svg:viewBox="0 0 573 5901">
          <text:p/>
        </draw:connector>
        <draw:connector draw:style-name="gr4" draw:text-style-name="P2" draw:layer="layout" svg:x1="23.504cm" svg:y1="1.905cm" svg:x2="24.076cm" svg:y2="8.577cm" draw:start-shape="id22" draw:start-glue-point="2" draw:end-shape="id31" draw:end-glue-point="3" svg:d="m23504 1905v6672h572" svg:viewBox="0 0 573 6673">
          <text:p/>
        </draw:connector>
        <draw:connector draw:style-name="gr4" draw:text-style-name="P2" draw:layer="layout" svg:x1="23.504cm" svg:y1="1.905cm" svg:x2="24.076cm" svg:y2="9.339cm" draw:start-shape="id22" draw:start-glue-point="2" draw:end-shape="id32" draw:end-glue-point="3" svg:d="m23504 1905v7434h572" svg:viewBox="0 0 573 7435">
          <text:p/>
        </draw:connector>
        <draw:frame draw:style-name="gr1" draw:text-style-name="P1" xml:id="id33" draw:id="id33" draw:layer="layout" svg:width="2.34cm" svg:height="0.645cm" svg:x="24.076cm" svg:y="9.779cm">
          <draw:text-box>
            <text:p><text:span text:style-name="T1">105 boxing</text:span></text:p>
          </draw:text-box>
        </draw:frame>
        <draw:frame draw:style-name="gr1" draw:text-style-name="P1" xml:id="id34" draw:id="id34" draw:layer="layout" svg:width="3.356cm" svg:height="0.645cm" svg:x="24.076cm" svg:y="10.541cm">
          <draw:text-box>
            <text:p><text:span text:style-name="T1">106 figure-skating</text:span></text:p>
          </draw:text-box>
        </draw:frame>
        <draw:connector draw:style-name="gr4" draw:text-style-name="P2" draw:layer="layout" svg:x1="23.504cm" svg:y1="1.905cm" svg:x2="24.076cm" svg:y2="10.101cm" draw:start-shape="id22" draw:start-glue-point="2" draw:end-shape="id33" draw:end-glue-point="3" svg:d="m23504 1905v8196h572" svg:viewBox="0 0 573 8197">
          <text:p/>
        </draw:connector>
        <draw:connector draw:style-name="gr4" draw:text-style-name="P2" draw:layer="layout" svg:x1="23.504cm" svg:y1="1.905cm" svg:x2="24.076cm" svg:y2="10.863cm" draw:start-shape="id22" draw:start-glue-point="2" draw:end-shape="id34" draw:end-glue-point="3" svg:d="m23504 1905v8958h572" svg:viewBox="0 0 573 8959">
          <text:p/>
        </draw:connector>
        <draw:frame draw:style-name="gr1" draw:text-style-name="P1" xml:id="id35" draw:id="id35" draw:layer="layout" svg:width="2.594cm" svg:height="0.645cm" svg:x="24.076cm" svg:y="11.303cm">
          <draw:text-box>
            <text:p><text:span text:style-name="T1">107 running</text:span></text:p>
          </draw:text-box>
        </draw:frame>
        <draw:connector draw:style-name="gr4" draw:text-style-name="P2" draw:layer="layout" svg:x1="23.504cm" svg:y1="1.905cm" svg:x2="24.076cm" svg:y2="11.625cm" draw:start-shape="id22" draw:start-glue-point="2" draw:end-shape="id35" draw:end-glue-point="3" svg:d="m23504 1905v9720h572" svg:viewBox="0 0 573 9721">
          <text:p/>
        </draw:connector>
        <draw:frame draw:style-name="gr1" draw:text-style-name="P1" xml:id="id36" draw:id="id36" draw:layer="layout" svg:width="2.159cm" svg:height="0.645cm" svg:x="27.025cm" svg:y="1.26cm">
          <draw:text-box>
            <text:p><text:span text:style-name="T1">21 period</text:span></text:p>
          </draw:text-box>
        </draw:frame>
        <draw:frame draw:style-name="gr1" draw:text-style-name="P1" xml:id="id37" draw:id="id37" draw:layer="layout" svg:width="1.932cm" svg:height="0.645cm" svg:x="28.675cm" svg:y="2.149cm">
          <draw:text-box>
            <text:p><text:span text:style-name="T1">110 b.c.</text:span></text:p>
          </draw:text-box>
        </draw:frame>
        <draw:frame draw:style-name="gr1" draw:text-style-name="P1" xml:id="id38" draw:id="id38" draw:layer="layout" svg:width="2.948cm" svg:height="0.645cm" svg:x="28.675cm" svg:y="2.921cm">
          <draw:text-box>
            <text:p><text:span text:style-name="T1">111 1st-century</text:span></text:p>
          </draw:text-box>
        </draw:frame>
        <draw:frame draw:style-name="gr1" draw:text-style-name="P1" xml:id="id40" draw:id="id40" draw:layer="layout" svg:width="3.329cm" svg:height="0.645cm" svg:x="28.675cm" svg:y="4.483cm">
          <draw:text-box>
            <text:p><text:span text:style-name="T1">113 15th-century</text:span></text:p>
          </draw:text-box>
        </draw:frame>
        <draw:frame draw:style-name="gr1" draw:text-style-name="P1" xml:id="id41" draw:id="id41" draw:layer="layout" svg:width="3.33cm" svg:height="0.645cm" svg:x="28.674cm" svg:y="5.283cm">
          <draw:text-box>
            <text:p><text:span text:style-name="T1">114 16th-century</text:span></text:p>
          </draw:text-box>
        </draw:frame>
        <draw:frame draw:style-name="gr1" draw:text-style-name="P1" xml:id="id42" draw:id="id42" draw:layer="layout" svg:width="3.33cm" svg:height="0.645cm" svg:x="28.674cm" svg:y="6.083cm">
          <draw:text-box>
            <text:p><text:span text:style-name="T1">115 17th-century</text:span></text:p>
          </draw:text-box>
        </draw:frame>
        <draw:frame draw:style-name="gr1" draw:text-style-name="P1" xml:id="id43" draw:id="id43" draw:layer="layout" svg:width="3.33cm" svg:height="0.645cm" svg:x="28.674cm" svg:y="6.883cm">
          <draw:text-box>
            <text:p><text:span text:style-name="T1">116 18th-century</text:span></text:p>
          </draw:text-box>
        </draw:frame>
        <draw:frame draw:style-name="gr1" draw:text-style-name="P1" xml:id="id44" draw:id="id44" draw:layer="layout" svg:width="3.33cm" svg:height="0.645cm" svg:x="28.674cm" svg:y="7.683cm">
          <draw:text-box>
            <text:p><text:span text:style-name="T1">117 19th-century</text:span></text:p>
          </draw:text-box>
        </draw:frame>
        <draw:frame draw:style-name="gr1" draw:text-style-name="P1" xml:id="id45" draw:id="id45" draw:layer="layout" svg:width="3.33cm" svg:height="0.645cm" svg:x="28.674cm" svg:y="8.483cm">
          <draw:text-box>
            <text:p><text:span text:style-name="T1">118 20th-century</text:span></text:p>
          </draw:text-box>
        </draw:frame>
        <draw:frame draw:style-name="gr1" draw:text-style-name="P1" xml:id="id39" draw:id="id39" draw:layer="layout" svg:width="2.568cm" svg:height="0.645cm" svg:x="28.674cm" svg:y="3.683cm">
          <draw:text-box>
            <text:p><text:span text:style-name="T1">112 medieval</text:span></text:p>
          </draw:text-box>
        </draw:frame>
        <draw:frame draw:style-name="gr1" draw:text-style-name="P1" xml:id="id46" draw:id="id46" draw:layer="layout" svg:width="2.374cm" svg:height="0.645cm" svg:x="30.873cm" svg:y="9.283cm">
          <draw:text-box>
            <text:p><text:span text:style-name="T1">119 1900's</text:span></text:p>
          </draw:text-box>
        </draw:frame>
        <draw:frame draw:style-name="gr1" draw:text-style-name="P1" xml:id="id47" draw:id="id47" draw:layer="layout" svg:width="2.374cm" svg:height="0.645cm" svg:x="30.873cm" svg:y="10.083cm">
          <draw:text-box>
            <text:p><text:span text:style-name="T1">120 1910's</text:span></text:p>
          </draw:text-box>
        </draw:frame>
        <draw:frame draw:style-name="gr1" draw:text-style-name="P1" xml:id="id48" draw:id="id48" draw:layer="layout" svg:width="2.374cm" svg:height="0.645cm" svg:x="30.873cm" svg:y="10.883cm">
          <draw:text-box>
            <text:p><text:span text:style-name="T1">121 1920's</text:span></text:p>
          </draw:text-box>
        </draw:frame>
        <draw:frame draw:style-name="gr1" draw:text-style-name="P1" xml:id="id49" draw:id="id49" draw:layer="layout" svg:width="2.374cm" svg:height="0.645cm" svg:x="30.873cm" svg:y="11.683cm">
          <draw:text-box>
            <text:p><text:span text:style-name="T1">122 1930's</text:span></text:p>
          </draw:text-box>
        </draw:frame>
        <draw:frame draw:style-name="gr1" draw:text-style-name="P1" xml:id="id50" draw:id="id50" draw:layer="layout" svg:width="2.374cm" svg:height="0.645cm" svg:x="30.873cm" svg:y="12.483cm">
          <draw:text-box>
            <text:p><text:span text:style-name="T1">123 1940's</text:span></text:p>
          </draw:text-box>
        </draw:frame>
        <draw:frame draw:style-name="gr1" draw:text-style-name="P1" xml:id="id51" draw:id="id51" draw:layer="layout" svg:width="2.374cm" svg:height="0.645cm" svg:x="30.873cm" svg:y="13.283cm">
          <draw:text-box>
            <text:p><text:span text:style-name="T1">124 1950's</text:span></text:p>
          </draw:text-box>
        </draw:frame>
        <draw:frame draw:style-name="gr1" draw:text-style-name="P1" xml:id="id52" draw:id="id52" draw:layer="layout" svg:width="2.374cm" svg:height="0.645cm" svg:x="30.873cm" svg:y="14.083cm">
          <draw:text-box>
            <text:p><text:span text:style-name="T1">125 1960's</text:span></text:p>
          </draw:text-box>
        </draw:frame>
        <draw:frame draw:style-name="gr1" draw:text-style-name="P1" xml:id="id53" draw:id="id53" draw:layer="layout" svg:width="2.374cm" svg:height="0.645cm" svg:x="30.873cm" svg:y="14.883cm">
          <draw:text-box>
            <text:p><text:span text:style-name="T1">126 1970's</text:span></text:p>
          </draw:text-box>
        </draw:frame>
        <draw:frame draw:style-name="gr1" draw:text-style-name="P1" xml:id="id54" draw:id="id54" draw:layer="layout" svg:width="2.374cm" svg:height="0.645cm" svg:x="30.873cm" svg:y="15.683cm">
          <draw:text-box>
            <text:p><text:span text:style-name="T1">127 1980's</text:span></text:p>
          </draw:text-box>
        </draw:frame>
        <draw:frame draw:style-name="gr1" draw:text-style-name="P1" xml:id="id55" draw:id="id55" draw:layer="layout" svg:width="2.374cm" svg:height="0.645cm" svg:x="30.873cm" svg:y="16.483cm">
          <draw:text-box>
            <text:p><text:span text:style-name="T1">128 1990's</text:span></text:p>
          </draw:text-box>
        </draw:frame>
        <draw:connector draw:style-name="gr4" draw:text-style-name="P2" draw:layer="layout" svg:x1="28.104cm" svg:y1="1.905cm" svg:x2="28.675cm" svg:y2="2.471cm" draw:start-shape="id36" draw:start-glue-point="2" draw:end-shape="id37" draw:end-glue-point="3" svg:d="m28104 1905v566h571" svg:viewBox="0 0 572 567">
          <text:p/>
        </draw:connector>
        <draw:connector draw:style-name="gr4" draw:text-style-name="P2" draw:layer="layout" svg:x1="28.104cm" svg:y1="1.905cm" svg:x2="28.675cm" svg:y2="3.243cm" draw:start-shape="id36" draw:start-glue-point="2" draw:end-shape="id38" draw:end-glue-point="3" svg:d="m28104 1905v1338h571" svg:viewBox="0 0 572 1339">
          <text:p/>
        </draw:connector>
        <draw:connector draw:style-name="gr4" draw:text-style-name="P2" draw:layer="layout" svg:x1="28.104cm" svg:y1="1.905cm" svg:x2="28.674cm" svg:y2="4.005cm" draw:start-shape="id36" draw:start-glue-point="2" draw:end-shape="id39" draw:end-glue-point="3" svg:d="m28104 1905v2100h570" svg:viewBox="0 0 571 2101">
          <text:p/>
        </draw:connector>
        <draw:connector draw:style-name="gr4" draw:text-style-name="P2" draw:layer="layout" svg:x1="28.104cm" svg:y1="1.905cm" svg:x2="28.675cm" svg:y2="4.805cm" draw:start-shape="id36" draw:start-glue-point="2" draw:end-shape="id40" draw:end-glue-point="3" svg:d="m28104 1905v2900h571" svg:viewBox="0 0 572 2901">
          <text:p/>
        </draw:connector>
        <draw:connector draw:style-name="gr4" draw:text-style-name="P2" draw:layer="layout" svg:x1="28.104cm" svg:y1="1.905cm" svg:x2="28.674cm" svg:y2="5.605cm" draw:start-shape="id36" draw:start-glue-point="2" draw:end-shape="id41" draw:end-glue-point="3" svg:d="m28104 1905v3700h570" svg:viewBox="0 0 571 3701">
          <text:p/>
        </draw:connector>
        <draw:connector draw:style-name="gr4" draw:text-style-name="P2" draw:layer="layout" svg:x1="28.104cm" svg:y1="1.905cm" svg:x2="28.674cm" svg:y2="6.405cm" draw:start-shape="id36" draw:start-glue-point="2" draw:end-shape="id42" draw:end-glue-point="3" svg:d="m28104 1905v4500h570" svg:viewBox="0 0 571 4501">
          <text:p/>
        </draw:connector>
        <draw:connector draw:style-name="gr4" draw:text-style-name="P2" draw:layer="layout" svg:x1="28.104cm" svg:y1="1.905cm" svg:x2="28.674cm" svg:y2="7.205cm" draw:start-shape="id36" draw:start-glue-point="2" draw:end-shape="id43" draw:end-glue-point="3" svg:d="m28104 1905v5300h570" svg:viewBox="0 0 571 5301">
          <text:p/>
        </draw:connector>
        <draw:connector draw:style-name="gr4" draw:text-style-name="P2" draw:layer="layout" svg:x1="28.104cm" svg:y1="1.905cm" svg:x2="28.674cm" svg:y2="8.005cm" draw:start-shape="id36" draw:start-glue-point="2" draw:end-shape="id44" draw:end-glue-point="3" svg:d="m28104 1905v6100h570" svg:viewBox="0 0 571 6101">
          <text:p/>
        </draw:connector>
        <draw:connector draw:style-name="gr4" draw:text-style-name="P2" draw:layer="layout" svg:x1="28.104cm" svg:y1="1.905cm" svg:x2="28.674cm" svg:y2="8.805cm" draw:start-shape="id36" draw:start-glue-point="2" draw:end-shape="id45" draw:end-glue-point="3" svg:d="m28104 1905v6900h570" svg:viewBox="0 0 571 6901">
          <text:p/>
        </draw:connector>
        <draw:connector draw:style-name="gr4" draw:text-style-name="P2" draw:layer="layout" svg:x1="30.339cm" svg:y1="9.128cm" svg:x2="30.873cm" svg:y2="9.605cm" draw:start-shape="id45" draw:start-glue-point="2" draw:end-shape="id46" draw:end-glue-point="3" svg:d="m30339 9128v477h534" svg:viewBox="0 0 535 478">
          <text:p/>
        </draw:connector>
        <draw:connector draw:style-name="gr4" draw:text-style-name="P2" draw:layer="layout" svg:x1="30.339cm" svg:y1="9.128cm" svg:x2="30.873cm" svg:y2="10.405cm" draw:start-shape="id45" draw:start-glue-point="2" draw:end-shape="id47" draw:end-glue-point="3" svg:d="m30339 9128v1277h534" svg:viewBox="0 0 535 1278">
          <text:p/>
        </draw:connector>
        <draw:connector draw:style-name="gr4" draw:text-style-name="P2" draw:layer="layout" svg:x1="30.339cm" svg:y1="9.128cm" svg:x2="30.873cm" svg:y2="11.205cm" draw:start-shape="id45" draw:start-glue-point="2" draw:end-shape="id48" draw:end-glue-point="3" svg:d="m30339 9128v2077h534" svg:viewBox="0 0 535 2078">
          <text:p/>
        </draw:connector>
        <draw:connector draw:style-name="gr4" draw:text-style-name="P2" draw:layer="layout" svg:x1="30.339cm" svg:y1="9.128cm" svg:x2="30.873cm" svg:y2="12.005cm" draw:start-shape="id45" draw:start-glue-point="2" draw:end-shape="id49" draw:end-glue-point="3" svg:d="m30339 9128v2877h534" svg:viewBox="0 0 535 2878">
          <text:p/>
        </draw:connector>
        <draw:connector draw:style-name="gr4" draw:text-style-name="P2" draw:layer="layout" svg:x1="30.339cm" svg:y1="9.128cm" svg:x2="30.873cm" svg:y2="12.805cm" draw:start-shape="id45" draw:start-glue-point="2" draw:end-shape="id50" draw:end-glue-point="3" svg:d="m30339 9128v3677h534" svg:viewBox="0 0 535 3678">
          <text:p/>
        </draw:connector>
        <draw:connector draw:style-name="gr4" draw:text-style-name="P2" draw:layer="layout" svg:x1="30.339cm" svg:y1="9.128cm" svg:x2="30.873cm" svg:y2="13.605cm" draw:start-shape="id45" draw:start-glue-point="2" draw:end-shape="id51" draw:end-glue-point="3" svg:d="m30339 9128v4477h534" svg:viewBox="0 0 535 4478">
          <text:p/>
        </draw:connector>
        <draw:connector draw:style-name="gr4" draw:text-style-name="P2" draw:layer="layout" svg:x1="30.339cm" svg:y1="9.128cm" svg:x2="30.873cm" svg:y2="14.405cm" draw:start-shape="id45" draw:start-glue-point="2" draw:end-shape="id52" draw:end-glue-point="3" svg:d="m30339 9128v5277h534" svg:viewBox="0 0 535 5278">
          <text:p/>
        </draw:connector>
        <draw:connector draw:style-name="gr4" draw:text-style-name="P2" draw:layer="layout" svg:x1="30.339cm" svg:y1="9.128cm" svg:x2="30.873cm" svg:y2="15.205cm" draw:start-shape="id45" draw:start-glue-point="2" draw:end-shape="id53" draw:end-glue-point="3" svg:d="m30339 9128v6077h534" svg:viewBox="0 0 535 6078">
          <text:p/>
        </draw:connector>
        <draw:connector draw:style-name="gr4" draw:text-style-name="P2" draw:layer="layout" svg:x1="30.339cm" svg:y1="9.128cm" svg:x2="30.873cm" svg:y2="16.005cm" draw:start-shape="id45" draw:start-glue-point="2" draw:end-shape="id54" draw:end-glue-point="3" svg:d="m30339 9128v6877h534" svg:viewBox="0 0 535 6878">
          <text:p/>
        </draw:connector>
        <draw:connector draw:style-name="gr4" draw:text-style-name="P2" draw:layer="layout" svg:x1="30.339cm" svg:y1="9.128cm" svg:x2="30.873cm" svg:y2="16.805cm" draw:start-shape="id45" draw:start-glue-point="2" draw:end-shape="id55" draw:end-glue-point="3" svg:d="m30339 9128v7677h534" svg:viewBox="0 0 535 7678">
          <text:p/>
        </draw:connector>
        <draw:frame draw:style-name="gr1" draw:text-style-name="P1" draw:layer="layout" svg:width="2.541cm" svg:height="0.645cm" svg:x="1.142cm" svg:y="18.011cm">
          <draw:text-box>
            <text:p><text:span text:style-name="T1">22 biography</text:span></text:p>
          </draw:text-box>
        </draw:frame>
        <draw:frame draw:style-name="gr1" draw:text-style-name="P1" draw:layer="layout" svg:width="2.541cm" svg:height="0.645cm" svg:x="1.142cm" svg:y="18.811cm">
          <draw:text-box>
            <text:p><text:span text:style-name="T1">23 musical</text:span></text:p>
          </draw:text-box>
        </draw:frame>
        <draw:frame draw:style-name="gr1" draw:text-style-name="P1" draw:layer="layout" svg:width="2.541cm" svg:height="0.645cm" svg:x="1.142cm" svg:y="19.611cm">
          <draw:text-box>
            <text:p><text:span text:style-name="T1">24 political</text:span></text:p>
          </draw:text-box>
        </draw:frame>
        <draw:frame draw:style-name="gr1" draw:text-style-name="P1" xml:id="id56" draw:id="id56" draw:layer="layout" svg:width="2.032cm" svg:height="0.645cm" svg:x="5.261cm" svg:y="8.869cm">
          <draw:text-box>
            <text:p><text:span text:style-name="T1">25 crime</text:span></text:p>
          </draw:text-box>
        </draw:frame>
        <draw:frame draw:style-name="gr1" draw:text-style-name="P1" xml:id="id57" draw:id="id57" draw:layer="layout" svg:width="2.413cm" svg:height="0.645cm" svg:x="6.912cm" svg:y="9.668cm">
          <draw:text-box>
            <text:p><text:span text:style-name="T1">167 murder</text:span></text:p>
          </draw:text-box>
        </draw:frame>
        <draw:frame draw:style-name="gr1" draw:text-style-name="P1" xml:id="id58" draw:id="id58" draw:layer="layout" svg:width="2.414cm" svg:height="0.645cm" svg:x="6.911cm" svg:y="11.268cm">
          <draw:text-box>
            <text:p><text:span text:style-name="T1">169 stealing</text:span></text:p>
          </draw:text-box>
        </draw:frame>
        <draw:frame draw:style-name="gr1" draw:text-style-name="P1" xml:id="id59" draw:id="id59" draw:layer="layout" svg:width="2.721cm" svg:height="0.645cm" svg:x="8.636cm" svg:y="12.082cm">
          <draw:text-box>
            <text:p><text:span text:style-name="T1">170 burglary</text:span></text:p>
          </draw:text-box>
        </draw:frame>
        <draw:frame draw:style-name="gr1" draw:text-style-name="P1" xml:id="id60" draw:id="id60" draw:layer="layout" svg:width="2.413cm" svg:height="0.645cm" svg:x="8.636cm" svg:y="12.844cm">
          <draw:text-box>
            <text:p><text:span text:style-name="T1">171 robbery</text:span></text:p>
          </draw:text-box>
        </draw:frame>
        <draw:frame draw:style-name="gr1" draw:text-style-name="P1" xml:id="id77" draw:id="id77" draw:layer="layout" svg:width="3.51cm" svg:height="0.645cm" svg:x="10.352cm" svg:y="13.625cm">
          <draw:text-box>
            <text:p><text:span text:style-name="T1">172 bank-robbery</text:span></text:p>
          </draw:text-box>
        </draw:frame>
        <draw:connector draw:style-name="gr4" draw:text-style-name="P2" draw:layer="layout" svg:x1="6.277cm" svg:y1="9.514cm" svg:x2="6.912cm" svg:y2="9.99cm" draw:start-shape="id56" draw:start-glue-point="2" draw:end-shape="id57" draw:end-glue-point="3" svg:d="m6277 9514v476h635" svg:viewBox="0 0 636 477">
          <text:p/>
        </draw:connector>
        <draw:connector draw:style-name="gr4" draw:text-style-name="P2" draw:layer="layout" svg:x1="6.277cm" svg:y1="9.514cm" svg:x2="6.911cm" svg:y2="11.59cm" draw:start-shape="id56" draw:start-glue-point="2" draw:end-shape="id58" draw:end-glue-point="3" svg:d="m6277 9514v2076h634" svg:viewBox="0 0 635 2077">
          <text:p/>
        </draw:connector>
        <draw:connector draw:style-name="gr4" draw:text-style-name="P2" draw:layer="layout" svg:x1="8.118cm" svg:y1="11.913cm" svg:x2="8.636cm" svg:y2="12.404cm" draw:start-shape="id58" draw:start-glue-point="2" draw:end-shape="id59" draw:end-glue-point="3" svg:d="m8118 11913v491h518" svg:viewBox="0 0 519 492">
          <text:p/>
        </draw:connector>
        <draw:connector draw:style-name="gr4" draw:text-style-name="P2" draw:layer="layout" svg:x1="8.118cm" svg:y1="11.913cm" svg:x2="8.636cm" svg:y2="13.166cm" draw:start-shape="id58" draw:start-glue-point="2" draw:end-shape="id60" draw:end-glue-point="3" svg:d="m8118 11913v1253h518" svg:viewBox="0 0 519 1254">
          <text:p/>
        </draw:connector>
        <draw:frame draw:style-name="gr1" draw:text-style-name="P1" xml:id="id61" draw:id="id61" draw:layer="layout" svg:width="4.447cm" svg:height="0.645cm" svg:x="6.91cm" svg:y="15.068cm">
          <draw:text-box>
            <text:p><text:span text:style-name="T1">77 organized-crime</text:span></text:p>
          </draw:text-box>
        </draw:frame>
        <draw:connector draw:style-name="gr4" draw:text-style-name="P2" draw:layer="layout" svg:x1="6.277cm" svg:y1="9.514cm" svg:x2="6.91cm" svg:y2="15.39cm" draw:start-shape="id56" draw:start-glue-point="2" draw:end-shape="id61" draw:end-glue-point="3" svg:d="m6277 9514v5876h633" svg:viewBox="0 0 634 5877">
          <text:p/>
        </draw:connector>
        <draw:frame draw:style-name="gr1" draw:text-style-name="P1" xml:id="id62" draw:id="id62" draw:layer="layout" svg:width="3.175cm" svg:height="0.645cm" svg:x="6.912cm" svg:y="16.557cm">
          <draw:text-box>
            <text:p><text:span text:style-name="T1">175 drug-dealing</text:span></text:p>
          </draw:text-box>
        </draw:frame>
        <draw:connector draw:style-name="gr4" draw:text-style-name="P2" draw:layer="layout" svg:x1="6.277cm" svg:y1="9.514cm" svg:x2="6.912cm" svg:y2="16.879cm" draw:start-shape="id56" draw:start-glue-point="2" draw:end-shape="id62" draw:end-glue-point="3" svg:d="m6277 9514v7365h635" svg:viewBox="0 0 636 7366">
          <text:p/>
        </draw:connector>
        <draw:frame draw:style-name="gr1" draw:text-style-name="P1" xml:id="id63" draw:id="id63" draw:layer="layout" svg:width="2.286cm" svg:height="0.645cm" svg:x="6.912cm" svg:y="17.329cm">
          <draw:text-box>
            <text:p><text:span text:style-name="T1">176 gangs</text:span></text:p>
          </draw:text-box>
        </draw:frame>
        <draw:connector draw:style-name="gr4" draw:text-style-name="P2" draw:layer="layout" svg:x1="6.277cm" svg:y1="9.514cm" svg:x2="6.912cm" svg:y2="17.651cm" draw:start-shape="id56" draw:start-glue-point="2" draw:end-shape="id63" draw:end-glue-point="3" svg:d="m6277 9514v8137h635" svg:viewBox="0 0 636 8138">
          <text:p/>
        </draw:connector>
        <draw:frame draw:style-name="gr1" draw:text-style-name="P1" xml:id="id64" draw:id="id64" draw:layer="layout" svg:width="3.048cm" svg:height="0.645cm" svg:x="6.912cm" svg:y="18.081cm">
          <draw:text-box>
            <text:p><text:span text:style-name="T1">177 kidnapping</text:span></text:p>
          </draw:text-box>
        </draw:frame>
        <draw:frame draw:style-name="gr1" draw:text-style-name="P1" xml:id="id65" draw:id="id65" draw:layer="layout" svg:width="3.81cm" svg:height="0.645cm" svg:x="8.69cm" svg:y="18.843cm">
          <draw:text-box>
            <text:p><text:span text:style-name="T1">178 child-abduction</text:span></text:p>
          </draw:text-box>
        </draw:frame>
        <draw:frame draw:style-name="gr1" draw:text-style-name="P1" xml:id="id66" draw:id="id66" draw:layer="layout" svg:width="3.81cm" svg:height="0.645cm" svg:x="8.69cm" svg:y="19.615cm">
          <draw:text-box>
            <text:p><text:span text:style-name="T1">179 human-trafficing</text:span></text:p>
          </draw:text-box>
        </draw:frame>
        <draw:connector draw:style-name="gr4" draw:text-style-name="P2" draw:layer="layout" svg:x1="6.277cm" svg:y1="9.514cm" svg:x2="6.912cm" svg:y2="18.403cm" draw:start-shape="id56" draw:start-glue-point="2" draw:end-shape="id64" draw:end-glue-point="3" svg:d="m6277 9514v8889h635" svg:viewBox="0 0 636 8890">
          <text:p/>
        </draw:connector>
        <draw:connector draw:style-name="gr4" draw:text-style-name="P2" draw:layer="layout" svg:x1="8.436cm" svg:y1="18.726cm" svg:x2="8.69cm" svg:y2="19.165cm" draw:start-shape="id64" draw:start-glue-point="2" draw:end-shape="id65" draw:end-glue-point="3" svg:d="m8436 18726v439h254" svg:viewBox="0 0 255 440">
          <text:p/>
        </draw:connector>
        <draw:connector draw:style-name="gr4" draw:text-style-name="P2" draw:layer="layout" svg:x1="8.436cm" svg:y1="18.726cm" svg:x2="8.69cm" svg:y2="19.937cm" draw:start-shape="id64" draw:start-glue-point="2" draw:end-shape="id66" draw:end-glue-point="3" svg:d="m8436 18726v1211h254" svg:viewBox="0 0 255 1212">
          <text:p/>
        </draw:connector>
        <draw:frame draw:style-name="gr1" draw:text-style-name="P1" xml:id="id67" draw:id="id67" draw:layer="layout" svg:width="2.923cm" svg:height="0.645cm" svg:x="6.91cm" svg:y="20.368cm">
          <draw:text-box>
            <text:p><text:span text:style-name="T1">180 con-artist</text:span></text:p>
          </draw:text-box>
        </draw:frame>
        <draw:connector draw:style-name="gr4" draw:text-style-name="P2" draw:layer="layout" svg:x1="6.277cm" svg:y1="9.514cm" svg:x2="6.91cm" svg:y2="20.69cm" draw:start-shape="id56" draw:start-glue-point="2" draw:end-shape="id67" draw:end-glue-point="3" svg:d="m6277 9514v11176h633" svg:viewBox="0 0 634 11177">
          <text:p/>
        </draw:connector>
        <draw:frame draw:style-name="gr1" draw:text-style-name="P1" xml:id="id68" draw:id="id68" draw:layer="layout" svg:width="3.558cm" svg:height="0.645cm" svg:x="6.91cm" svg:y="21.168cm">
          <draw:text-box>
            <text:p><text:span text:style-name="T1">181 stolen-identity</text:span></text:p>
          </draw:text-box>
        </draw:frame>
        <draw:connector draw:style-name="gr4" draw:text-style-name="P2" draw:layer="layout" svg:x1="6.277cm" svg:y1="9.514cm" svg:x2="6.91cm" svg:y2="21.49cm" draw:start-shape="id56" draw:start-glue-point="2" draw:end-shape="id68" draw:end-glue-point="3" svg:d="m6277 9514v11976h633" svg:viewBox="0 0 634 11977">
          <text:p/>
        </draw:connector>
        <draw:frame draw:style-name="gr1" draw:text-style-name="P1" xml:id="id69" draw:id="id69" draw:layer="layout" svg:width="3.177cm" svg:height="0.645cm" svg:x="6.91cm" svg:y="21.968cm">
          <draw:text-box>
            <text:p><text:span text:style-name="T1">182 prostitution</text:span></text:p>
          </draw:text-box>
        </draw:frame>
        <draw:connector draw:style-name="gr4" draw:text-style-name="P2" draw:layer="layout" svg:x1="6.277cm" svg:y1="9.514cm" svg:x2="6.91cm" svg:y2="22.29cm" draw:start-shape="id56" draw:start-glue-point="2" draw:end-shape="id69" draw:end-glue-point="3" svg:d="m6277 9514v12776h633" svg:viewBox="0 0 634 12777">
          <text:p/>
        </draw:connector>
        <draw:frame draw:style-name="gr1" draw:text-style-name="P1" xml:id="id70" draw:id="id70" draw:layer="layout" svg:width="2.034cm" svg:height="0.645cm" svg:x="6.91cm" svg:y="22.768cm">
          <draw:text-box>
            <text:p><text:span text:style-name="T1">183 rape</text:span></text:p>
          </draw:text-box>
        </draw:frame>
        <draw:connector draw:style-name="gr4" draw:text-style-name="P2" draw:layer="layout" svg:x1="6.277cm" svg:y1="9.514cm" svg:x2="6.91cm" svg:y2="23.09cm" draw:start-shape="id56" draw:start-glue-point="2" draw:end-shape="id70" draw:end-glue-point="3" svg:d="m6277 9514v13576h633" svg:viewBox="0 0 634 13577">
          <text:p/>
        </draw:connector>
        <draw:frame draw:style-name="gr1" draw:text-style-name="P1" xml:id="id71" draw:id="id71" draw:layer="layout" svg:width="4.193cm" svg:height="0.645cm" svg:x="6.91cm" svg:y="23.568cm">
          <draw:text-box>
            <text:p><text:span text:style-name="T1">184 white-collar-crime</text:span></text:p>
          </draw:text-box>
        </draw:frame>
        <draw:connector draw:style-name="gr4" draw:text-style-name="P2" draw:layer="layout" svg:x1="6.277cm" svg:y1="9.514cm" svg:x2="6.91cm" svg:y2="23.89cm" draw:start-shape="id56" draw:start-glue-point="2" draw:end-shape="id71" draw:end-glue-point="3" svg:d="m6277 9514v14376h633" svg:viewBox="0 0 634 14377">
          <text:p/>
        </draw:connector>
        <draw:frame draw:style-name="gr1" draw:text-style-name="P1" xml:id="id72" draw:id="id72" draw:layer="layout" svg:width="4.447cm" svg:height="0.645cm" svg:x="6.91cm" svg:y="24.368cm">
          <draw:text-box>
            <text:p><text:span text:style-name="T1">185 domestic-violence</text:span></text:p>
          </draw:text-box>
        </draw:frame>
        <draw:connector draw:style-name="gr4" draw:text-style-name="P2" draw:layer="layout" svg:x1="6.277cm" svg:y1="9.514cm" svg:x2="6.91cm" svg:y2="24.69cm" draw:start-shape="id56" draw:start-glue-point="2" draw:end-shape="id72" draw:end-glue-point="3" svg:d="m6277 9514v15176h633" svg:viewBox="0 0 634 15177">
          <text:p/>
        </draw:connector>
        <draw:frame draw:style-name="gr1" draw:text-style-name="P1" xml:id="id73" draw:id="id73" draw:layer="layout" svg:width="2.922cm" svg:height="0.645cm" svg:x="8.635cm" svg:y="14.344cm">
          <draw:text-box>
            <text:p><text:span text:style-name="T1">173 auto-theft</text:span></text:p>
          </draw:text-box>
        </draw:frame>
        <draw:connector draw:style-name="gr4" draw:text-style-name="P2" draw:layer="layout" svg:x1="8.118cm" svg:y1="11.913cm" svg:x2="8.635cm" svg:y2="14.666cm" draw:start-shape="id58" draw:start-glue-point="2" draw:end-shape="id73" draw:end-glue-point="3" svg:d="m8118 11913v2753h517" svg:viewBox="0 0 518 2754">
          <text:p/>
        </draw:connector>
        <draw:frame draw:style-name="gr1" draw:text-style-name="P1" xml:id="id74" draw:id="id74" draw:layer="layout" svg:width="2.912cm" svg:height="0.645cm" svg:x="9.334cm" svg:y="15.844cm">
          <draw:text-box>
            <text:p><text:span text:style-name="T1">174 gangster</text:span></text:p>
          </draw:text-box>
        </draw:frame>
        <draw:connector draw:style-name="gr4" draw:text-style-name="P2" draw:layer="layout" svg:x1="9.133cm" svg:y1="15.713cm" svg:x2="9.334cm" svg:y2="16.166cm" draw:start-shape="id61" draw:start-glue-point="2" draw:end-shape="id74" draw:end-glue-point="3" svg:d="m9133 15713v453h201" svg:viewBox="0 0 202 454">
          <text:p/>
        </draw:connector>
        <draw:frame draw:style-name="gr1" draw:text-style-name="P1" xml:id="id95" draw:id="id95" draw:layer="layout" svg:width="2.033cm" svg:height="0.645cm" svg:x="14.865cm" svg:y="20.691cm">
          <draw:text-box>
            <text:p><text:span text:style-name="T1">26 history</text:span></text:p>
          </draw:text-box>
        </draw:frame>
        <draw:frame draw:style-name="gr1" draw:text-style-name="P1" draw:layer="layout" svg:width="2.033cm" svg:height="0.645cm" svg:x="1.142cm" svg:y="20.411cm">
          <draw:text-box>
            <text:p><text:span text:style-name="T1">29 dark</text:span></text:p>
          </draw:text-box>
        </draw:frame>
        <draw:frame draw:style-name="gr1" draw:text-style-name="P1" draw:layer="layout" svg:width="2.795cm" svg:height="0.645cm" svg:x="1.142cm" svg:y="21.211cm">
          <draw:text-box>
            <text:p><text:span text:style-name="T1">30 depressing</text:span></text:p>
          </draw:text-box>
        </draw:frame>
        <draw:frame draw:style-name="gr1" draw:text-style-name="P1" draw:layer="layout" svg:width="1.652cm" svg:height="0.645cm" svg:x="1.142cm" svg:y="22.011cm">
          <draw:text-box>
            <text:p><text:span text:style-name="T1">31 sad</text:span></text:p>
          </draw:text-box>
        </draw:frame>
        <draw:frame draw:style-name="gr1" draw:text-style-name="P1" draw:layer="layout" svg:width="3.558cm" svg:height="0.645cm" svg:x="1.141cm" svg:y="22.811cm">
          <draw:text-box>
            <text:p><text:span text:style-name="T1">32 black-and-white</text:span></text:p>
          </draw:text-box>
        </draw:frame>
        <draw:frame draw:style-name="gr1" draw:text-style-name="P1" draw:layer="layout" svg:width="3.558cm" svg:height="0.645cm" svg:x="1.141cm" svg:y="23.611cm">
          <draw:text-box>
            <text:p><text:span text:style-name="T1">33 comedy-drama</text:span></text:p>
          </draw:text-box>
        </draw:frame>
        <draw:frame draw:style-name="gr1" draw:text-style-name="P1" draw:layer="layout" svg:width="3.558cm" svg:height="0.645cm" svg:x="1.14cm" svg:y="24.411cm">
          <draw:text-box>
            <text:p><text:span text:style-name="T1">34 drama-comedy</text:span></text:p>
          </draw:text-box>
        </draw:frame>
        <draw:frame draw:style-name="gr1" draw:text-style-name="P1" draw:layer="layout" svg:width="2.163cm" svg:height="0.645cm" svg:x="1.139cm" svg:y="25.211cm">
          <draw:text-box>
            <text:p><text:span text:style-name="T1">35 sequel</text:span></text:p>
          </draw:text-box>
        </draw:frame>
        <draw:frame draw:style-name="gr1" draw:text-style-name="P1" draw:layer="layout" svg:width="2.163cm" svg:height="0.645cm" svg:x="1.139cm" svg:y="26.011cm">
          <draw:text-box>
            <text:p><text:span text:style-name="T1">36 trilogy</text:span></text:p>
          </draw:text-box>
        </draw:frame>
        <draw:frame draw:style-name="gr1" draw:text-style-name="P1" draw:layer="layout" svg:width="3.179cm" svg:height="0.645cm" svg:x="1.139cm" svg:y="26.811cm">
          <draw:text-box>
            <text:p><text:span text:style-name="T1">38 new-york-city</text:span></text:p>
          </draw:text-box>
        </draw:frame>
        <draw:frame draw:style-name="gr1" draw:text-style-name="P1" xml:id="id75" draw:id="id75" draw:layer="layout" svg:width="2.286cm" svg:height="0.645cm" svg:x="11.684cm" svg:y="6.213cm">
          <draw:text-box>
            <text:p><text:span text:style-name="T1">39 oregon</text:span></text:p>
          </draw:text-box>
        </draw:frame>
        <draw:frame draw:style-name="gr1" draw:text-style-name="P1" xml:id="id76" draw:id="id76" draw:layer="layout" svg:width="2.286cm" svg:height="0.645cm" svg:x="13.383cm" svg:y="7.013cm">
          <draw:text-box>
            <text:p><text:span text:style-name="T1">42 portland</text:span></text:p>
          </draw:text-box>
        </draw:frame>
        <draw:connector draw:style-name="gr4" draw:text-style-name="P2" draw:layer="layout" svg:x1="12.827cm" svg:y1="6.858cm" svg:x2="13.383cm" svg:y2="7.335cm" draw:start-shape="id75" draw:start-glue-point="2" draw:end-shape="id76" draw:end-glue-point="3" svg:d="m12827 6858v477h556" svg:viewBox="0 0 557 478">
          <text:p/>
        </draw:connector>
        <draw:frame draw:style-name="gr1" draw:text-style-name="P1" draw:layer="layout" svg:width="1.782cm" svg:height="0.645cm" svg:x="1.139cm" svg:y="27.611cm">
          <draw:text-box>
            <text:p><text:span text:style-name="T1">43 slow</text:span></text:p>
          </draw:text-box>
        </draw:frame>
        <draw:frame draw:style-name="gr1" draw:text-style-name="P1" draw:layer="layout" svg:width="2.417cm" svg:height="0.645cm" svg:x="1.139cm" svg:y="28.411cm">
          <draw:text-box>
            <text:p><text:span text:style-name="T1">44 hypnotic</text:span></text:p>
          </draw:text-box>
        </draw:frame>
        <draw:frame draw:style-name="gr1" draw:text-style-name="P1" draw:layer="layout" svg:width="2.417cm" svg:height="0.645cm" svg:x="1.139cm" svg:y="29.211cm">
          <draw:text-box>
            <text:p><text:span text:style-name="T1">45 surreal</text:span></text:p>
          </draw:text-box>
        </draw:frame>
        <draw:frame draw:style-name="gr1" draw:text-style-name="P1" draw:layer="layout" svg:width="3.179cm" svg:height="0.645cm" svg:x="1.143cm" svg:y="30.01cm">
          <draw:text-box>
            <text:p><text:span text:style-name="T1">46 psychological</text:span></text:p>
          </draw:text-box>
        </draw:frame>
        <draw:frame draw:style-name="gr1" draw:text-style-name="P1" draw:layer="layout" svg:width="2.417cm" svg:height="0.645cm" svg:x="1.139cm" svg:y="30.811cm">
          <draw:text-box>
            <text:p><text:span text:style-name="T1">47 intense</text:span></text:p>
          </draw:text-box>
        </draw:frame>
        <draw:frame draw:style-name="gr1" draw:text-style-name="P1" draw:layer="layout" svg:width="2.671cm" svg:height="0.645cm" svg:x="1.139cm" svg:y="31.611cm">
          <draw:text-box>
            <text:p><text:span text:style-name="T1">48 disgusting</text:span></text:p>
          </draw:text-box>
        </draw:frame>
        <draw:frame draw:style-name="gr1" draw:text-style-name="P1" draw:layer="layout" svg:width="2.417cm" svg:height="0.645cm" svg:x="-1.909cm" svg:y="31.623cm">
          <draw:text-box>
            <text:p><text:span text:style-name="T1">49 offensive</text:span></text:p>
          </draw:text-box>
        </draw:frame>
        <draw:frame draw:style-name="gr1" draw:text-style-name="P1" draw:layer="layout" svg:width="4.407cm" svg:height="0.645cm" svg:x="13.627cm" svg:y="9.388cm">
          <draw:text-box>
            <text:p><text:span text:style-name="T1">186 christian/christianity</text:span></text:p>
          </draw:text-box>
        </draw:frame>
        <draw:connector draw:style-name="gr4" draw:text-style-name="P2" draw:layer="layout" svg:x1="9.842cm" svg:y1="13.489cm" svg:x2="10.352cm" svg:y2="13.947cm" draw:start-shape="id60" draw:start-glue-point="2" draw:end-shape="id77" draw:end-glue-point="3" svg:d="m9842 13489v458h510" svg:viewBox="0 0 511 459">
          <text:p/>
        </draw:connector>
        <draw:frame draw:style-name="gr1" draw:text-style-name="P1" draw:layer="layout" svg:width="3.81cm" svg:height="0.645cm" svg:x="11.13cm" svg:y="8.636cm">
          <draw:text-box>
            <text:p><text:span text:style-name="T1">50 spiritual/religion</text:span></text:p>
          </draw:text-box>
        </draw:frame>
        <draw:frame draw:style-name="gr1" draw:text-style-name="P1" draw:layer="layout" svg:width="4.461cm" svg:height="0.645cm" svg:x="13.627cm" svg:y="10.188cm">
          <draw:text-box>
            <text:p><text:span text:style-name="T1">187 catholic/catholicism</text:span></text:p>
          </draw:text-box>
        </draw:frame>
        <draw:frame draw:style-name="gr1" draw:text-style-name="P1" draw:layer="layout" svg:width="4.488cm" svg:height="0.645cm" svg:x="13.627cm" svg:y="10.988cm">
          <draw:text-box>
            <text:p><text:span text:style-name="T1">188 mormon/mormonism</text:span></text:p>
          </draw:text-box>
        </draw:frame>
        <draw:connector draw:style-name="gr4" draw:text-style-name="P2" draw:layer="layout" svg:x1="13.035cm" svg:y1="9.281cm" svg:x2="13.627cm" svg:y2="9.71cm" svg:d="m13035 9281v429h592" svg:viewBox="0 0 593 430">
          <text:p/>
        </draw:connector>
        <draw:connector draw:style-name="gr4" draw:text-style-name="P2" draw:layer="layout" svg:x1="13.035cm" svg:y1="9.281cm" svg:x2="13.627cm" svg:y2="10.51cm" svg:d="m13035 9281v1229h592" svg:viewBox="0 0 593 1230">
          <text:p/>
        </draw:connector>
        <draw:connector draw:style-name="gr4" draw:text-style-name="P2" draw:layer="layout" svg:x1="13.035cm" svg:y1="9.281cm" svg:x2="13.627cm" svg:y2="11.31cm" svg:d="m13035 9281v2029h592" svg:viewBox="0 0 593 2030">
          <text:p/>
        </draw:connector>
        <draw:frame draw:style-name="gr1" draw:text-style-name="P1" draw:layer="layout" svg:width="2.667cm" svg:height="0.645cm" svg:x="-1.905cm" svg:y="30.724cm">
          <draw:text-box>
            <text:p><text:span text:style-name="T1">51 odd/weird</text:span></text:p>
          </draw:text-box>
        </draw:frame>
        <draw:frame draw:style-name="gr1" draw:text-style-name="P1" draw:layer="layout" svg:width="3.048cm" svg:height="0.645cm" svg:x="5.207cm" svg:y="26.825cm">
          <draw:text-box>
            <text:p><text:span text:style-name="T1">52 philosophical</text:span></text:p>
          </draw:text-box>
        </draw:frame>
        <draw:frame draw:style-name="gr1" draw:text-style-name="P1" draw:layer="layout" svg:width="2.922cm" svg:height="0.645cm" svg:x="5.206cm" svg:y="27.625cm">
          <draw:text-box>
            <text:p><text:span text:style-name="T1">53 blockbuster</text:span></text:p>
          </draw:text-box>
        </draw:frame>
        <draw:frame draw:style-name="gr1" draw:text-style-name="P1" draw:layer="layout" svg:width="2.668cm" svg:height="0.645cm" svg:x="5.206cm" svg:y="28.425cm">
          <draw:text-box>
            <text:p><text:span text:style-name="T1">54 courtroom</text:span></text:p>
          </draw:text-box>
        </draw:frame>
        <draw:frame draw:style-name="gr1" draw:text-style-name="P1" draw:layer="layout" svg:width="2.033cm" svg:height="0.645cm" svg:x="5.206cm" svg:y="29.225cm">
          <draw:text-box>
            <text:p><text:span text:style-name="T1">55 series</text:span></text:p>
          </draw:text-box>
        </draw:frame>
        <draw:frame draw:style-name="gr1" draw:text-style-name="P1" xml:id="id78" draw:id="id78" draw:layer="layout" svg:width="3.753cm" svg:height="0.645cm" svg:x="14.816cm" svg:y="13.525cm">
          <draw:text-box>
            <text:p><text:span text:style-name="T1">189 natural-disaster</text:span></text:p>
          </draw:text-box>
        </draw:frame>
        <draw:frame draw:style-name="gr1" draw:text-style-name="P1" xml:id="id79" draw:id="id79" draw:layer="layout" svg:width="2.476cm" svg:height="0.645cm" svg:x="17.255cm" svg:y="14.297cm">
          <draw:text-box>
            <text:p><text:span text:style-name="T1">190 tornado</text:span></text:p>
          </draw:text-box>
        </draw:frame>
        <draw:frame draw:style-name="gr1" draw:text-style-name="P1" xml:id="id80" draw:id="id80" draw:layer="layout" svg:width="2.984cm" svg:height="0.645cm" svg:x="17.255cm" svg:y="15.097cm">
          <draw:text-box>
            <text:p><text:span text:style-name="T1">191 earthquake</text:span></text:p>
          </draw:text-box>
        </draw:frame>
        <draw:frame draw:style-name="gr1" draw:text-style-name="P1" xml:id="id81" draw:id="id81" draw:layer="layout" svg:width="2.476cm" svg:height="0.645cm" svg:x="17.255cm" svg:y="15.897cm">
          <draw:text-box>
            <text:p><text:span text:style-name="T1">192 valcano</text:span></text:p>
          </draw:text-box>
        </draw:frame>
        <draw:frame draw:style-name="gr1" draw:text-style-name="P1" xml:id="id82" draw:id="id82" draw:layer="layout" svg:width="2.476cm" svg:height="0.645cm" svg:x="17.255cm" svg:y="16.697cm">
          <draw:text-box>
            <text:p><text:span text:style-name="T1">193 tsunami</text:span></text:p>
          </draw:text-box>
        </draw:frame>
        <draw:connector draw:style-name="gr4" draw:text-style-name="P2" draw:layer="layout" svg:x1="16.692cm" svg:y1="14.17cm" svg:x2="17.255cm" svg:y2="14.619cm" draw:start-shape="id78" draw:start-glue-point="2" draw:end-shape="id79" draw:end-glue-point="3" svg:d="m16692 14170v449h563" svg:viewBox="0 0 564 450">
          <text:p/>
        </draw:connector>
        <draw:connector draw:style-name="gr4" draw:text-style-name="P2" draw:layer="layout" svg:x1="16.692cm" svg:y1="14.17cm" svg:x2="17.255cm" svg:y2="15.419cm" draw:start-shape="id78" draw:start-glue-point="2" draw:end-shape="id80" svg:d="m16692 14170v1249h563" svg:viewBox="0 0 564 1250">
          <text:p/>
        </draw:connector>
        <draw:connector draw:style-name="gr4" draw:text-style-name="P2" draw:layer="layout" svg:x1="16.692cm" svg:y1="14.17cm" svg:x2="17.255cm" svg:y2="16.219cm" draw:start-shape="id78" draw:start-glue-point="2" draw:end-shape="id81" draw:end-glue-point="3" svg:d="m16692 14170v2049h563" svg:viewBox="0 0 564 2050">
          <text:p/>
        </draw:connector>
        <draw:connector draw:style-name="gr4" draw:text-style-name="P2" draw:layer="layout" svg:x1="16.692cm" svg:y1="14.17cm" svg:x2="17.255cm" svg:y2="17.019cm" draw:start-shape="id78" draw:start-glue-point="2" draw:end-shape="id82" draw:end-glue-point="3" svg:d="m16692 14170v2849h563" svg:viewBox="0 0 564 2850">
          <text:p/>
        </draw:connector>
        <draw:frame draw:style-name="gr5" draw:text-style-name="P1" xml:id="id83" draw:id="id83" draw:layer="layout" svg:width="2.287cm" svg:height="0.645cm" svg:x="13.361cm" svg:y="12.727cm">
          <draw:text-box>
            <text:p><text:span text:style-name="T1">56 disaster</text:span></text:p>
          </draw:text-box>
        </draw:frame>
        <draw:connector draw:style-name="gr4" draw:text-style-name="P2" draw:layer="layout" svg:x1="14.504cm" svg:y1="13.372cm" svg:x2="14.816cm" svg:y2="13.847cm" draw:start-shape="id83" draw:start-glue-point="2" draw:end-shape="id78" draw:end-glue-point="3" svg:d="m14504 13372v475h312" svg:viewBox="0 0 313 476">
          <text:p/>
        </draw:connector>
        <draw:frame draw:style-name="gr6" draw:text-style-name="P1" xml:id="id84" draw:id="id84" draw:layer="layout" svg:width="3.129cm" svg:height="0.647cm" svg:x="15.059cm" svg:y="17.568cm">
          <draw:text-box>
            <text:p><text:span text:style-name="T1">194 plane-crash</text:span></text:p>
          </draw:text-box>
        </draw:frame>
        <draw:frame draw:style-name="gr6" draw:text-style-name="P1" xml:id="id85" draw:id="id85" draw:layer="layout" svg:width="3.129cm" svg:height="0.647cm" svg:x="15.059cm" svg:y="18.368cm">
          <draw:text-box>
            <text:p><text:span text:style-name="T1">195 sinking-ship</text:span></text:p>
          </draw:text-box>
        </draw:frame>
        <draw:connector draw:style-name="gr4" draw:text-style-name="P2" draw:layer="layout" svg:x1="14.504cm" svg:y1="13.372cm" svg:x2="15.059cm" svg:y2="17.891cm" draw:start-shape="id83" draw:start-glue-point="2" draw:end-shape="id84" draw:end-glue-point="3" svg:d="m14504 13372v4519h555" svg:viewBox="0 0 556 4520">
          <text:p/>
        </draw:connector>
        <draw:connector draw:style-name="gr4" draw:text-style-name="P2" draw:layer="layout" svg:x1="14.504cm" svg:y1="13.372cm" svg:x2="15.059cm" svg:y2="18.691cm" draw:start-shape="id83" draw:start-glue-point="2" draw:end-shape="id85" draw:end-glue-point="3" svg:d="m14504 13372v5319h555" svg:viewBox="0 0 556 5320">
          <text:p/>
        </draw:connector>
        <draw:frame draw:style-name="gr1" draw:text-style-name="P1" draw:layer="layout" svg:width="2.16cm" svg:height="0.645cm" svg:x="5.206cm" svg:y="30.025cm">
          <draw:text-box>
            <text:p><text:span text:style-name="T1">57 remake</text:span></text:p>
          </draw:text-box>
        </draw:frame>
        <draw:frame draw:style-name="gr7" draw:text-style-name="P1" xml:id="id97" draw:id="id97" draw:layer="layout" svg:width="4.547cm" svg:height="1.039cm" svg:x="21.361cm" svg:y="14.227cm">
          <draw:text-box>
            <text:p><text:span text:style-name="T1">59 based-on-previously-written-material</text:span></text:p>
          </draw:text-box>
        </draw:frame>
        <draw:frame draw:style-name="gr1" draw:text-style-name="P1" xml:id="id98" draw:id="id98" draw:layer="layout" svg:width="3.345cm" svg:height="0.645cm" svg:x="24.155cm" svg:y="15.397cm">
          <draw:text-box>
            <text:p><text:span text:style-name="T1">60 based-on-book</text:span></text:p>
          </draw:text-box>
        </draw:frame>
        <draw:frame draw:style-name="gr1" draw:text-style-name="P1" xml:id="id99" draw:id="id99" draw:layer="layout" svg:width="4.361cm" svg:height="0.645cm" svg:x="24.155cm" svg:y="16.197cm">
          <draw:text-box>
            <text:p><text:span text:style-name="T1">64 based-on-short-story</text:span></text:p>
          </draw:text-box>
        </draw:frame>
        <draw:frame draw:style-name="gr1" draw:text-style-name="P1" xml:id="id100" draw:id="id100" draw:layer="layout" svg:width="3.218cm" svg:height="0.645cm" svg:x="24.155cm" svg:y="16.997cm">
          <draw:text-box>
            <text:p><text:span text:style-name="T1">81 based-on-play</text:span></text:p>
          </draw:text-box>
        </draw:frame>
        <draw:frame draw:style-name="gr1" draw:text-style-name="P1" xml:id="id102" draw:id="id102" draw:layer="layout" svg:width="4.293cm" svg:height="0.645cm" svg:x="24.155cm" svg:y="18.597cm">
          <draw:text-box>
            <text:p><text:span text:style-name="T1">199 based-on-musical</text:span></text:p>
          </draw:text-box>
        </draw:frame>
        <draw:frame draw:style-name="gr1" draw:text-style-name="P1" xml:id="id103" draw:id="id103" draw:layer="layout" svg:width="4.166cm" svg:height="0.645cm" svg:x="24.155cm" svg:y="19.397cm">
          <draw:text-box>
            <text:p><text:span text:style-name="T1">200 based-on-opera</text:span></text:p>
          </draw:text-box>
        </draw:frame>
        <draw:frame draw:style-name="gr1" draw:text-style-name="P1" xml:id="id104" draw:id="id104" draw:layer="layout" svg:width="5.182cm" svg:height="0.645cm" svg:x="24.155cm" svg:y="20.197cm">
          <draw:text-box>
            <text:p><text:span text:style-name="T1">196 based-on-comic-book(s)</text:span></text:p>
          </draw:text-box>
        </draw:frame>
        <draw:frame draw:style-name="gr1" draw:text-style-name="P1" xml:id="id106" draw:id="id106" draw:layer="layout" svg:width="4.915cm" svg:height="0.645cm" svg:x="21.628cm" svg:y="25.754cm">
          <draw:text-box>
            <text:p><text:span text:style-name="T1">197 based-on-video-game</text:span></text:p>
          </draw:text-box>
        </draw:frame>
        <draw:frame draw:style-name="gr1" draw:text-style-name="P1" xml:id="id101" draw:id="id101" draw:layer="layout" svg:width="4.834cm" svg:height="0.645cm" svg:x="26.154cm" svg:y="17.797cm">
          <draw:text-box>
            <text:p><text:span text:style-name="T1">198 based-on-shakespeare</text:span></text:p>
          </draw:text-box>
        </draw:frame>
        <draw:frame draw:style-name="gr1" draw:text-style-name="P1" xml:id="id107" draw:id="id107" draw:layer="layout" svg:width="3.786cm" svg:height="0.645cm" svg:x="24.154cm" svg:y="20.997cm">
          <draw:text-box>
            <text:p><text:span text:style-name="T1">201 based-on-poem</text:span></text:p>
          </draw:text-box>
        </draw:frame>
        <draw:frame draw:style-name="gr1" draw:text-style-name="P1" xml:id="id108" draw:id="id108" draw:layer="layout" svg:width="4.294cm" svg:height="0.645cm" svg:x="24.154cm" svg:y="21.797cm">
          <draw:text-box>
            <text:p><text:span text:style-name="T1">202 based-on-article(s)</text:span></text:p>
          </draw:text-box>
        </draw:frame>
        <draw:frame draw:style-name="gr1" draw:text-style-name="P1" xml:id="id109" draw:id="id109" draw:layer="layout" svg:width="3.659cm" svg:height="0.645cm" svg:x="24.154cm" svg:y="22.598cm">
          <draw:text-box>
            <text:p><text:span text:style-name="T1">203 based-on-song</text:span></text:p>
          </draw:text-box>
        </draw:frame>
        <draw:frame draw:style-name="gr1" draw:text-style-name="P1" xml:id="id110" draw:id="id110" draw:layer="layout" svg:width="4.675cm" svg:height="0.645cm" svg:x="24.154cm" svg:y="23.397cm">
          <draw:text-box>
            <text:p><text:span text:style-name="T1">204 based-on-radio-series</text:span></text:p>
          </draw:text-box>
        </draw:frame>
        <draw:frame draw:style-name="gr1" draw:text-style-name="P1" xml:id="id111" draw:id="id111" draw:layer="layout" svg:width="4.167cm" svg:height="0.645cm" svg:x="24.154cm" svg:y="24.197cm">
          <draw:text-box>
            <text:p><text:span text:style-name="T1">205 based-on-tv-show</text:span></text:p>
          </draw:text-box>
        </draw:frame>
        <draw:frame draw:style-name="gr8" draw:text-style-name="P1" xml:id="id112" draw:id="id112" draw:layer="layout" svg:width="5.691cm" svg:height="0.645cm" svg:x="24.154cm" svg:y="24.997cm">
          <draw:text-box>
            <text:p><text:span text:style-name="T1">206 based-on-stephen-king-work</text:span></text:p>
          </draw:text-box>
        </draw:frame>
        <draw:frame draw:style-name="gr1" draw:text-style-name="P1" xml:id="id86" draw:id="id86" draw:layer="layout" svg:width="4.639cm" svg:height="0.645cm" svg:x="28.724cm" svg:y="19.413cm">
          <draw:text-box>
            <text:p><text:span text:style-name="T1">61 art/arts/entertainment</text:span></text:p>
          </draw:text-box>
        </draw:frame>
        <draw:frame draw:style-name="gr1" draw:text-style-name="P1" xml:id="id87" draw:id="id87" draw:layer="layout" svg:width="2.318cm" svg:height="0.645cm" svg:x="31.591cm" svg:y="20.202cm">
          <draw:text-box>
            <text:p><text:span text:style-name="T1">208 music</text:span></text:p>
          </draw:text-box>
        </draw:frame>
        <draw:frame draw:style-name="gr1" draw:text-style-name="P1" xml:id="id88" draw:id="id88" draw:layer="layout" svg:width="3.064cm" svg:height="0.645cm" svg:x="31.607cm" svg:y="20.947cm">
          <draw:text-box>
            <text:p><text:span text:style-name="T1">209 filmmaking</text:span></text:p>
          </draw:text-box>
        </draw:frame>
        <draw:frame draw:style-name="gr1" draw:text-style-name="P1" xml:id="id89" draw:id="id89" draw:layer="layout" svg:width="2.613cm" svg:height="0.645cm" svg:x="31.623cm" svg:y="21.713cm">
          <draw:text-box>
            <text:p><text:span text:style-name="T1">210 poetry</text:span></text:p>
          </draw:text-box>
        </draw:frame>
        <draw:frame draw:style-name="gr1" draw:text-style-name="P1" xml:id="id90" draw:id="id90" draw:layer="layout" svg:width="2.668cm" svg:height="0.645cm" svg:x="31.622cm" svg:y="22.513cm">
          <draw:text-box>
            <text:p><text:span text:style-name="T1">211 television</text:span></text:p>
          </draw:text-box>
        </draw:frame>
        <draw:frame draw:style-name="gr1" draw:text-style-name="P1" xml:id="id91" draw:id="id91" draw:layer="layout" svg:width="2.668cm" svg:height="0.645cm" svg:x="31.622cm" svg:y="23.313cm">
          <draw:text-box>
            <text:p><text:span text:style-name="T1">212 painting</text:span></text:p>
          </draw:text-box>
        </draw:frame>
        <draw:frame draw:style-name="gr1" draw:text-style-name="P1" xml:id="id92" draw:id="id92" draw:layer="layout" svg:width="3.303cm" svg:height="0.645cm" svg:x="31.596cm" svg:y="26.495cm">
          <draw:text-box>
            <text:p><text:span text:style-name="T1">216 photography</text:span></text:p>
          </draw:text-box>
        </draw:frame>
        <draw:frame draw:style-name="gr1" draw:text-style-name="P1" xml:id="id93" draw:id="id93" draw:layer="layout" svg:width="2.541cm" svg:height="0.645cm" svg:x="31.622cm" svg:y="24.113cm">
          <draw:text-box>
            <text:p><text:span text:style-name="T1">213 ballet</text:span></text:p>
          </draw:text-box>
        </draw:frame>
        <draw:frame draw:style-name="gr1" draw:text-style-name="P1" xml:id="id94" draw:id="id94" draw:layer="layout" svg:width="2.414cm" svg:height="0.645cm" svg:x="31.622cm" svg:y="24.913cm">
          <draw:text-box>
            <text:p><text:span text:style-name="T1">214 theater</text:span></text:p>
          </draw:text-box>
        </draw:frame>
        <draw:connector draw:style-name="gr4" draw:text-style-name="P2" draw:layer="layout" svg:x1="31.043cm" svg:y1="20.058cm" svg:x2="31.591cm" svg:y2="20.524cm" draw:start-shape="id86" draw:start-glue-point="2" draw:end-shape="id87" draw:end-glue-point="3" svg:d="m31043 20058v466h548" svg:viewBox="0 0 549 467">
          <text:p/>
        </draw:connector>
        <draw:connector draw:style-name="gr4" draw:text-style-name="P2" draw:layer="layout" svg:x1="31.043cm" svg:y1="20.058cm" svg:x2="31.607cm" svg:y2="21.269cm" draw:start-shape="id86" draw:start-glue-point="2" draw:end-shape="id88" draw:end-glue-point="3" svg:d="m31043 20058v1211h564" svg:viewBox="0 0 565 1212">
          <text:p/>
        </draw:connector>
        <draw:connector draw:style-name="gr4" draw:text-style-name="P2" draw:layer="layout" svg:x1="31.043cm" svg:y1="20.058cm" svg:x2="31.623cm" svg:y2="22.035cm" draw:start-shape="id86" draw:start-glue-point="2" draw:end-shape="id89" draw:end-glue-point="3" svg:d="m31043 20058v1977h580" svg:viewBox="0 0 581 1978">
          <text:p/>
        </draw:connector>
        <draw:connector draw:style-name="gr4" draw:text-style-name="P2" draw:layer="layout" svg:x1="31.043cm" svg:y1="20.058cm" svg:x2="31.622cm" svg:y2="22.835cm" draw:start-shape="id86" draw:start-glue-point="2" draw:end-shape="id90" draw:end-glue-point="3" svg:d="m31043 20058v2777h579" svg:viewBox="0 0 580 2778">
          <text:p/>
        </draw:connector>
        <draw:connector draw:style-name="gr4" draw:text-style-name="P2" draw:layer="layout" svg:x1="31.043cm" svg:y1="20.058cm" svg:x2="31.622cm" svg:y2="23.635cm" draw:start-shape="id86" draw:start-glue-point="2" draw:end-shape="id91" draw:end-glue-point="3" svg:d="m31043 20058v3577h579" svg:viewBox="0 0 580 3578">
          <text:p/>
        </draw:connector>
        <draw:connector draw:style-name="gr4" draw:text-style-name="P2" draw:layer="layout" svg:x1="31.043cm" svg:y1="20.058cm" svg:x2="31.596cm" svg:y2="26.817cm" draw:start-shape="id86" draw:start-glue-point="2" draw:end-shape="id92" draw:end-glue-point="3" svg:d="m31043 20058v6759h553" svg:viewBox="0 0 554 6760">
          <text:p/>
        </draw:connector>
        <draw:connector draw:style-name="gr4" draw:text-style-name="P2" draw:layer="layout" svg:x1="31.043cm" svg:y1="20.058cm" svg:x2="31.622cm" svg:y2="24.435cm" draw:start-shape="id86" draw:end-shape="id93" draw:end-glue-point="3" svg:d="m31043 20058v4377h579" svg:viewBox="0 0 580 4378">
          <text:p/>
        </draw:connector>
        <draw:connector draw:style-name="gr4" draw:text-style-name="P2" draw:layer="layout" svg:x1="31.043cm" svg:y1="20.058cm" svg:x2="31.622cm" svg:y2="25.235cm" draw:start-shape="id86" draw:start-glue-point="2" draw:end-shape="id94" draw:end-glue-point="3" svg:d="m31043 20058v5177h579" svg:viewBox="0 0 580 5178">
          <text:p/>
        </draw:connector>
        <draw:frame draw:style-name="gr1" draw:text-style-name="P1" draw:layer="layout" svg:width="4.828cm" svg:height="0.645cm" svg:x="13.714cm" svg:y="23.876cm">
          <draw:text-box>
            <text:p><text:span text:style-name="T1">308 graphic-sexual-content</text:span></text:p>
          </draw:text-box>
        </draw:frame>
        <draw:frame draw:style-name="gr1" draw:text-style-name="P1" draw:layer="layout" svg:width="4.826cm" svg:height="0.645cm" svg:x="13.716cm" svg:y="24.638cm">
          <draw:text-box>
            <text:p><text:span text:style-name="T1">309 graphic-violence</text:span></text:p>
          </draw:text-box>
        </draw:frame>
        <draw:frame draw:style-name="gr1" draw:text-style-name="P1" draw:layer="layout" svg:width="2.393cm" svg:height="0.645cm" svg:x="11.45cm" svg:y="26.025cm">
          <draw:text-box>
            <text:p><text:span text:style-name="T1">65 prequel</text:span></text:p>
          </draw:text-box>
        </draw:frame>
        <draw:frame draw:style-name="gr1" draw:text-style-name="P1" draw:layer="layout" svg:width="2.774cm" svg:height="0.645cm" svg:x="10.307cm" svg:y="26.825cm">
          <draw:text-box>
            <text:p><text:span text:style-name="T1">66 underrated</text:span></text:p>
          </draw:text-box>
        </draw:frame>
        <draw:frame draw:style-name="gr1" draw:text-style-name="P1" xml:id="id96" draw:id="id96" draw:layer="layout" svg:width="2.54cm" svg:height="0.645cm" svg:x="16.262cm" svg:y="21.453cm">
          <draw:text-box>
            <text:p><text:span text:style-name="T1">67 holocaust</text:span></text:p>
          </draw:text-box>
        </draw:frame>
        <draw:connector draw:style-name="gr4" draw:text-style-name="P2" draw:layer="layout" svg:x1="15.881cm" svg:y1="21.336cm" svg:x2="16.262cm" svg:y2="21.775cm" draw:start-shape="id95" draw:start-glue-point="2" draw:end-shape="id96" draw:end-glue-point="3" svg:d="m15881 21336v439h381" svg:viewBox="0 0 382 440">
          <text:p/>
        </draw:connector>
        <draw:frame draw:style-name="gr1" draw:text-style-name="P1" draw:layer="layout" svg:width="1.909cm" svg:height="0.645cm" svg:x="17.726cm" svg:y="26.797cm">
          <draw:text-box>
            <text:p><text:span text:style-name="T1">68 silent</text:span></text:p>
          </draw:text-box>
        </draw:frame>
        <draw:connector draw:style-name="gr4" draw:text-style-name="P2" draw:layer="layout" svg:x1="23.634cm" svg:y1="15.266cm" svg:x2="24.155cm" svg:y2="15.719cm" draw:start-shape="id97" draw:start-glue-point="2" draw:end-shape="id98" draw:end-glue-point="3" svg:d="m23634 15266v453h521" svg:viewBox="0 0 522 454">
          <text:p/>
        </draw:connector>
        <draw:connector draw:style-name="gr4" draw:text-style-name="P2" draw:layer="layout" svg:x1="23.634cm" svg:y1="15.266cm" svg:x2="24.155cm" svg:y2="16.519cm" draw:start-shape="id97" draw:start-glue-point="2" draw:end-shape="id99" draw:end-glue-point="3" svg:d="m23634 15266v1253h521" svg:viewBox="0 0 522 1254">
          <text:p/>
        </draw:connector>
        <draw:connector draw:style-name="gr4" draw:text-style-name="P2" draw:layer="layout" svg:x1="23.634cm" svg:y1="15.266cm" svg:x2="24.155cm" svg:y2="17.319cm" draw:start-shape="id97" draw:start-glue-point="2" draw:end-shape="id100" draw:end-glue-point="3" svg:d="m23634 15266v2053h521" svg:viewBox="0 0 522 2054">
          <text:p/>
        </draw:connector>
        <draw:connector draw:style-name="gr4" draw:text-style-name="P2" draw:layer="layout" svg:x1="25.764cm" svg:y1="17.642cm" svg:x2="26.154cm" svg:y2="18.119cm" draw:start-shape="id100" draw:start-glue-point="2" draw:end-shape="id101" draw:end-glue-point="3" svg:d="m25764 17642v477h390" svg:viewBox="0 0 391 478">
          <text:p/>
        </draw:connector>
        <draw:connector draw:style-name="gr4" draw:text-style-name="P2" draw:layer="layout" svg:x1="23.634cm" svg:y1="15.266cm" svg:x2="24.155cm" svg:y2="18.919cm" draw:start-shape="id97" draw:start-glue-point="2" draw:end-shape="id102" draw:end-glue-point="3" svg:d="m23634 15266v3653h521" svg:viewBox="0 0 522 3654">
          <text:p/>
        </draw:connector>
        <draw:connector draw:style-name="gr4" draw:text-style-name="P2" draw:layer="layout" svg:x1="23.634cm" svg:y1="15.266cm" svg:x2="24.155cm" svg:y2="19.719cm" draw:start-shape="id97" draw:start-glue-point="2" draw:end-shape="id103" draw:end-glue-point="3" svg:d="m23634 15266v4453h521" svg:viewBox="0 0 522 4454">
          <text:p/>
        </draw:connector>
        <draw:connector draw:style-name="gr4" draw:text-style-name="P2" draw:layer="layout" svg:x1="23.634cm" svg:y1="15.266cm" svg:x2="24.155cm" svg:y2="20.519cm" draw:start-shape="id97" draw:start-glue-point="2" draw:end-shape="id104" draw:end-glue-point="3" svg:d="m23634 15266v5253h521" svg:viewBox="0 0 522 5254">
          <text:p/>
        </draw:connector>
        <draw:connector draw:style-name="gr4" draw:text-style-name="P2" draw:layer="layout" svg:x1="21.12cm" svg:y1="14.097cm" svg:x2="21.628cm" svg:y2="26.076cm" draw:start-shape="id105" draw:start-glue-point="2" draw:end-shape="id106" draw:end-glue-point="3" svg:d="m21120 14097v11979h508" svg:viewBox="0 0 509 11980">
          <text:p/>
        </draw:connector>
        <draw:connector draw:style-name="gr4" draw:text-style-name="P2" draw:layer="layout" svg:x1="23.634cm" svg:y1="15.266cm" svg:x2="24.154cm" svg:y2="21.319cm" draw:start-shape="id97" draw:start-glue-point="2" draw:end-shape="id107" draw:end-glue-point="3" svg:d="m23634 15266v6053h520" svg:viewBox="0 0 521 6054">
          <text:p/>
        </draw:connector>
        <draw:connector draw:style-name="gr4" draw:text-style-name="P2" draw:layer="layout" svg:x1="23.634cm" svg:y1="15.266cm" svg:x2="24.154cm" svg:y2="22.119cm" draw:start-shape="id97" draw:start-glue-point="2" draw:end-shape="id108" draw:end-glue-point="3" svg:d="m23634 15266v6853h520" svg:viewBox="0 0 521 6854">
          <text:p/>
        </draw:connector>
        <draw:connector draw:style-name="gr4" draw:text-style-name="P2" draw:layer="layout" svg:x1="23.634cm" svg:y1="15.266cm" svg:x2="24.154cm" svg:y2="22.92cm" draw:start-shape="id97" draw:start-glue-point="2" draw:end-shape="id109" draw:end-glue-point="3" svg:d="m23634 15266v7654h520" svg:viewBox="0 0 521 7655">
          <text:p/>
        </draw:connector>
        <draw:connector draw:style-name="gr4" draw:text-style-name="P2" draw:layer="layout" svg:x1="23.634cm" svg:y1="15.266cm" svg:x2="24.154cm" svg:y2="23.719cm" draw:start-shape="id97" draw:start-glue-point="2" draw:end-shape="id110" draw:end-glue-point="3" svg:d="m23634 15266v8453h520" svg:viewBox="0 0 521 8454">
          <text:p/>
        </draw:connector>
        <draw:connector draw:style-name="gr4" draw:text-style-name="P2" draw:layer="layout" svg:x1="23.634cm" svg:y1="15.266cm" svg:x2="24.154cm" svg:y2="24.519cm" draw:start-shape="id97" draw:start-glue-point="2" draw:end-shape="id111" draw:end-glue-point="3" svg:d="m23634 15266v9253h520" svg:viewBox="0 0 521 9254">
          <text:p/>
        </draw:connector>
        <draw:connector draw:style-name="gr4" draw:text-style-name="P2" draw:layer="layout" svg:x1="23.634cm" svg:y1="15.266cm" svg:x2="24.154cm" svg:y2="25.319cm" draw:start-shape="id97" draw:start-glue-point="2" draw:end-shape="id112" draw:end-glue-point="3" svg:d="m23634 15266v10053h520" svg:viewBox="0 0 521 10054">
          <text:p/>
        </draw:connector>
        <draw:frame draw:style-name="gr1" draw:text-style-name="P1" xml:id="id113" draw:id="id113" draw:layer="layout" svg:width="2.595cm" svg:height="0.645cm" svg:x="24.075cm" svg:y="12.103cm">
          <draw:text-box>
            <text:p><text:span text:style-name="T1">108 surfing</text:span></text:p>
          </draw:text-box>
        </draw:frame>
        <draw:connector draw:style-name="gr4" draw:text-style-name="P2" draw:layer="layout" svg:x1="23.504cm" svg:y1="1.905cm" svg:x2="24.075cm" svg:y2="12.425cm" draw:start-shape="id22" draw:start-glue-point="2" draw:end-shape="id113" draw:end-glue-point="3" svg:d="m23504 1905v10520h571" svg:viewBox="0 0 572 10521">
          <text:p/>
        </draw:connector>
        <draw:frame draw:style-name="gr1" draw:text-style-name="P1" xml:id="id114" draw:id="id114" draw:layer="layout" svg:width="3.485cm" svg:height="0.645cm" svg:x="24.074cm" svg:y="12.903cm">
          <draw:text-box>
            <text:p><text:span text:style-name="T1">109 skateboarding</text:span></text:p>
          </draw:text-box>
        </draw:frame>
        <draw:connector draw:style-name="gr4" draw:text-style-name="P2" draw:layer="layout" svg:x1="23.504cm" svg:y1="1.905cm" svg:x2="24.074cm" svg:y2="13.225cm" draw:start-shape="id22" draw:start-glue-point="2" draw:end-shape="id114" draw:end-glue-point="3" svg:d="m23504 1905v11320h570" svg:viewBox="0 0 571 11321">
          <text:p/>
        </draw:connector>
        <draw:frame draw:style-name="gr7" draw:text-style-name="P1" xml:id="id105" draw:id="id105" draw:layer="layout" svg:width="4.496cm" svg:height="0.662cm" svg:x="18.872cm" svg:y="13.435cm">
          <draw:text-box>
            <text:p><text:span text:style-name="T1">58 based-on-something</text:span></text:p>
          </draw:text-box>
        </draw:frame>
        <draw:connector draw:style-name="gr4" draw:text-style-name="P2" draw:layer="layout" svg:x1="21.12cm" svg:y1="14.097cm" svg:x2="21.361cm" svg:y2="14.746cm" draw:start-shape="id105" draw:start-glue-point="2" draw:end-shape="id97" draw:end-glue-point="3" svg:d="m21120 14097v649h241" svg:viewBox="0 0 242 650">
          <text:p/>
        </draw:connector>
        <draw:frame draw:style-name="gr7" draw:text-style-name="P1" xml:id="id115" draw:id="id115" draw:layer="layout" svg:width="4.755cm" svg:height="0.662cm" svg:x="21.661cm" svg:y="26.543cm">
          <draw:text-box>
            <text:p><text:span text:style-name="T1">207 based-on-a-true-story</text:span></text:p>
          </draw:text-box>
        </draw:frame>
        <draw:connector draw:style-name="gr4" draw:text-style-name="P2" draw:layer="layout" svg:x1="21.12cm" svg:y1="14.097cm" svg:x2="21.661cm" svg:y2="26.874cm" draw:start-shape="id105" draw:start-glue-point="2" draw:end-shape="id115" draw:end-glue-point="3" svg:d="m21120 14097v12777h541" svg:viewBox="0 0 542 12778">
          <text:p/>
        </draw:connector>
        <draw:frame draw:style-name="gr9" draw:text-style-name="P3" draw:layer="layout" svg:width="8.105cm" svg:height="0.645cm" svg:x="-8.318cm" svg:y="2.11cm">
          <draw:text-box>
            <text:p><text:span text:style-name="T2">- have to handle preventing duplicate parent tags</text:span></text:p>
          </draw:text-box>
        </draw:frame>
        <draw:frame draw:style-name="gr1" draw:text-style-name="P1" draw:layer="layout" svg:width="2.14cm" svg:height="0.645cm" svg:x="10.306cm" svg:y="27.625cm">
          <draw:text-box>
            <text:p><text:span text:style-name="T1">69 disney</text:span></text:p>
          </draw:text-box>
        </draw:frame>
        <draw:frame draw:style-name="gr1" draw:text-style-name="P1" draw:layer="layout" svg:width="2.14cm" svg:height="0.645cm" svg:x="10.305cm" svg:y="28.425cm">
          <draw:text-box>
            <text:p><text:span text:style-name="T1">70 pixar</text:span></text:p>
          </draw:text-box>
        </draw:frame>
        <draw:frame draw:style-name="gr1" draw:text-style-name="P1" draw:layer="layout" svg:width="2.14cm" svg:height="0.645cm" svg:x="10.305cm" svg:y="29.225cm">
          <draw:text-box>
            <text:p><text:span text:style-name="T1">71 epic</text:span></text:p>
          </draw:text-box>
        </draw:frame>
        <draw:frame draw:style-name="gr1" draw:text-style-name="P1" xml:id="id116" draw:id="id116" draw:layer="layout" svg:width="1.651cm" svg:height="0.645cm" svg:x="6.858cm" svg:y="7.845cm">
          <draw:text-box>
            <text:p><text:span text:style-name="T1">87 silly</text:span></text:p>
          </draw:text-box>
        </draw:frame>
        <draw:connector draw:style-name="gr4" draw:text-style-name="P2" draw:layer="layout" svg:x1="6.35cm" svg:y1="1.905cm" svg:x2="6.858cm" svg:y2="8.167cm" draw:start-shape="id3" draw:start-glue-point="2" draw:end-shape="id116" draw:end-glue-point="3" svg:d="m6350 1905v6262h508" svg:viewBox="0 0 509 6263">
          <text:p/>
        </draw:connector>
        <draw:frame draw:style-name="gr1" draw:text-style-name="P1" draw:layer="layout" svg:width="4.809cm" svg:height="0.645cm" svg:x="10.304cm" svg:y="30.025cm">
          <draw:text-box>
            <text:p><text:span text:style-name="T1">73 collection-of-short-films</text:span></text:p>
          </draw:text-box>
        </draw:frame>
        <draw:frame draw:style-name="gr1" draw:text-style-name="P1" draw:layer="layout" svg:width="2.269cm" svg:height="0.645cm" svg:x="10.304cm" svg:y="30.825cm">
          <draw:text-box>
            <text:p><text:span text:style-name="T1">74 film-noir</text:span></text:p>
          </draw:text-box>
        </draw:frame>
        <draw:frame draw:style-name="gr1" draw:text-style-name="P1" draw:layer="layout" svg:width="1.888cm" svg:height="0.645cm" svg:x="10.304cm" svg:y="31.625cm">
          <draw:text-box>
            <text:p><text:span text:style-name="T1">75 saga</text:span></text:p>
          </draw:text-box>
        </draw:frame>
        <draw:frame draw:style-name="gr1" draw:text-style-name="P1" draw:layer="layout" svg:width="2.286cm" svg:height="0.645cm" svg:x="12.065cm" svg:y="23.091cm">
          <draw:text-box>
            <text:p><text:span text:style-name="T1">63 graphic</text:span></text:p>
          </draw:text-box>
        </draw:frame>
        <draw:connector draw:style-name="gr4" draw:text-style-name="P2" draw:layer="layout" svg:x1="13.208cm" svg:y1="23.736cm" svg:x2="13.714cm" svg:y2="24.198cm" svg:d="m13208 23736v462h506" svg:viewBox="0 0 507 463">
          <text:p/>
        </draw:connector>
        <draw:connector draw:style-name="gr4" draw:text-style-name="P2" draw:layer="layout" svg:x1="13.208cm" svg:y1="23.736cm" svg:x2="13.716cm" svg:y2="24.96cm" svg:d="m13208 23736v1224h508" svg:viewBox="0 0 509 1225">
          <text:p/>
        </draw:connector>
        <draw:frame draw:style-name="gr1" draw:text-style-name="P1" draw:layer="layout" svg:width="2.669cm" svg:height="0.645cm" svg:x="5.205cm" svg:y="30.825cm">
          <draw:text-box>
            <text:p><text:span text:style-name="T1">76 espionage</text:span></text:p>
          </draw:text-box>
        </draw:frame>
        <draw:frame draw:style-name="gr1" draw:text-style-name="P1" draw:layer="layout" svg:width="2.669cm" svg:height="0.645cm" svg:x="5.205cm" svg:y="31.625cm">
          <draw:text-box>
            <text:p><text:span text:style-name="T1">78 gambling</text:span></text:p>
          </draw:text-box>
        </draw:frame>
        <draw:frame draw:style-name="gr1" draw:text-style-name="P1" xml:id="id117" draw:id="id117" draw:layer="layout" svg:width="1.995cm" svg:height="0.645cm" svg:x="18.796cm" svg:y="10.404cm">
          <draw:text-box>
            <text:p><text:span text:style-name="T1">79 prison</text:span></text:p>
          </draw:text-box>
        </draw:frame>
        <draw:frame draw:style-name="gr1" draw:text-style-name="P1" xml:id="id118" draw:id="id118" draw:layer="layout" svg:width="2.183cm" svg:height="0.645cm" svg:x="20.296cm" svg:y="11.204cm">
          <draw:text-box>
            <text:p><text:span text:style-name="T1">death-row</text:span></text:p>
          </draw:text-box>
        </draw:frame>
        <draw:connector draw:style-name="gr4" draw:text-style-name="P2" draw:layer="layout" svg:x1="19.793cm" svg:y1="11.049cm" svg:x2="20.296cm" svg:y2="11.526cm" draw:start-shape="id117" draw:start-glue-point="2" draw:end-shape="id118" draw:end-glue-point="3" svg:d="m19793 11049v477h503" svg:viewBox="0 0 504 478">
          <text:p/>
        </draw:connector>
        <draw:frame draw:style-name="gr1" draw:text-style-name="P1" draw:layer="layout" svg:width="2.838cm" svg:height="0.645cm" svg:x="14.307cm" svg:y="26.025cm">
          <draw:text-box>
            <text:p><text:span text:style-name="T1">80 martial-arts</text:span></text:p>
          </draw:text-box>
        </draw:frame>
        <draw:frame draw:style-name="gr1" draw:text-style-name="P1" draw:layer="layout" svg:width="2.585cm" svg:height="0.645cm" svg:x="14.306cm" svg:y="26.825cm">
          <draw:text-box>
            <text:p><text:span text:style-name="T1">244 terrorism</text:span></text:p>
          </draw:text-box>
        </draw:frame>
        <draw:frame draw:style-name="gr10" draw:text-style-name="P1" draw:layer="layout" svg:width="2.713cm" svg:height="0.645cm" svg:x="14.305cm" svg:y="27.625cm">
          <draw:text-box>
            <text:p><text:span text:style-name="T1">245 disturbing</text:span></text:p>
          </draw:text-box>
        </draw:frame>
        <draw:frame draw:style-name="gr1" draw:text-style-name="P1" xml:id="id178" draw:id="id178" draw:layer="layout" svg:width="2.654cm" svg:height="0.645cm" svg:x="32.525cm" svg:y="1.26cm">
          <draw:text-box>
            <text:p><text:span text:style-name="T1">129 addiction</text:span></text:p>
          </draw:text-box>
        </draw:frame>
        <draw:frame draw:style-name="gr1" draw:text-style-name="P1" xml:id="id179" draw:id="id179" draw:layer="layout" svg:width="3.421cm" svg:height="0.645cm" svg:x="34.625cm" svg:y="2.06cm">
          <draw:text-box>
            <text:p><text:span text:style-name="T1">130 drug-addiction</text:span></text:p>
          </draw:text-box>
        </draw:frame>
        <draw:frame draw:style-name="gr1" draw:text-style-name="P1" xml:id="id180" draw:id="id180" draw:layer="layout" svg:width="3.221cm" svg:height="0.645cm" svg:x="34.625cm" svg:y="2.86cm">
          <draw:text-box>
            <text:p><text:span text:style-name="T1">131 alcoholism</text:span></text:p>
          </draw:text-box>
        </draw:frame>
        <draw:frame draw:style-name="gr1" draw:text-style-name="P1" xml:id="id181" draw:id="id181" draw:layer="layout" svg:width="3.603cm" svg:height="0.645cm" svg:x="34.624cm" svg:y="3.66cm">
          <draw:text-box>
            <text:p><text:span text:style-name="T1">132 sex-addiction</text:span></text:p>
          </draw:text-box>
        </draw:frame>
        <draw:frame draw:style-name="gr11" draw:text-style-name="P1" xml:id="id119" draw:id="id119" draw:layer="layout" svg:width="4.005cm" svg:height="0.645cm" svg:x="32.825cm" svg:y="5.26cm">
          <draw:text-box>
            <text:p><text:span text:style-name="T1">133 law-enforcement</text:span></text:p>
          </draw:text-box>
        </draw:frame>
        <draw:frame draw:style-name="gr1" draw:text-style-name="P1" xml:id="id120" draw:id="id120" draw:layer="layout" svg:width="1.967cm" svg:height="0.645cm" svg:x="35.625cm" svg:y="6.06cm">
          <draw:text-box>
            <text:p><text:span text:style-name="T1">134 cops</text:span></text:p>
          </draw:text-box>
        </draw:frame>
        <draw:frame draw:style-name="gr1" draw:text-style-name="P1" xml:id="id121" draw:id="id121" draw:layer="layout" svg:width="1.968cm" svg:height="0.645cm" svg:x="35.624cm" svg:y="6.86cm">
          <draw:text-box>
            <text:p><text:span text:style-name="T1">135 fbi</text:span></text:p>
          </draw:text-box>
        </draw:frame>
        <draw:connector draw:style-name="gr4" draw:text-style-name="P2" draw:layer="layout" svg:x1="34.827cm" svg:y1="5.905cm" svg:x2="35.625cm" svg:y2="6.382cm" draw:start-shape="id119" draw:start-glue-point="2" draw:end-shape="id120" draw:end-glue-point="3" svg:d="m34827 5905v477h798" svg:viewBox="0 0 799 478">
          <text:p/>
        </draw:connector>
        <draw:connector draw:style-name="gr4" draw:text-style-name="P2" draw:layer="layout" svg:x1="34.827cm" svg:y1="5.905cm" svg:x2="35.624cm" svg:y2="7.182cm" draw:start-shape="id119" draw:start-glue-point="2" draw:end-shape="id121" draw:end-glue-point="3" svg:d="m34827 5905v1277h797" svg:viewBox="0 0 798 1278">
          <text:p/>
        </draw:connector>
        <draw:frame draw:style-name="gr1" draw:text-style-name="P1" draw:layer="layout" svg:width="2.967cm" svg:height="0.645cm" svg:x="14.305cm" svg:y="28.425cm">
          <draw:text-box>
            <text:p><text:span text:style-name="T1">246 fire-fighting</text:span></text:p>
          </draw:text-box>
        </draw:frame>
        <draw:frame draw:style-name="gr1" draw:text-style-name="P1" xml:id="id122" draw:id="id122" draw:layer="layout" svg:width="4.386cm" svg:height="0.645cm" svg:x="32.825cm" svg:y="8.06cm">
          <draw:text-box>
            <text:p><text:span text:style-name="T1">136 government-agency</text:span></text:p>
          </draw:text-box>
        </draw:frame>
        <draw:frame draw:style-name="gr1" draw:text-style-name="P1" xml:id="id123" draw:id="id123" draw:layer="layout" svg:width="1.86cm" svg:height="0.645cm" svg:x="35.724cm" svg:y="8.86cm">
          <draw:text-box>
            <text:p><text:span text:style-name="T1">137 cia</text:span></text:p>
          </draw:text-box>
        </draw:frame>
        <draw:frame draw:style-name="gr1" draw:text-style-name="P1" xml:id="id125" draw:id="id125" draw:layer="layout" svg:width="3.403cm" svg:height="0.645cm" svg:x="35.705cm" svg:y="10.485cm">
          <draw:text-box>
            <text:p><text:span text:style-name="T1">139 secret-service</text:span></text:p>
          </draw:text-box>
        </draw:frame>
        <draw:frame draw:style-name="gr1" draw:text-style-name="P1" xml:id="id124" draw:id="id124" draw:layer="layout" svg:width="1.86cm" svg:height="0.645cm" svg:x="35.724cm" svg:y="9.66cm">
          <draw:text-box>
            <text:p><text:span text:style-name="T1">138 nsa</text:span></text:p>
          </draw:text-box>
        </draw:frame>
        <draw:connector draw:style-name="gr4" draw:text-style-name="P2" draw:layer="layout" svg:x1="35.018cm" svg:y1="8.705cm" svg:x2="35.724cm" svg:y2="9.182cm" draw:start-shape="id122" draw:start-glue-point="2" draw:end-shape="id123" draw:end-glue-point="3" svg:d="m35018 8705v477h706" svg:viewBox="0 0 707 478">
          <text:p/>
        </draw:connector>
        <draw:connector draw:style-name="gr4" draw:text-style-name="P2" draw:layer="layout" svg:x1="35.018cm" svg:y1="8.705cm" svg:x2="35.724cm" svg:y2="9.982cm" draw:start-shape="id122" draw:start-glue-point="2" draw:end-shape="id124" draw:end-glue-point="3" svg:d="m35018 8705v1277h706" svg:viewBox="0 0 707 1278">
          <text:p/>
        </draw:connector>
        <draw:connector draw:style-name="gr4" draw:text-style-name="P2" draw:layer="layout" svg:x1="35.018cm" svg:y1="8.705cm" svg:x2="35.705cm" svg:y2="10.807cm" draw:start-shape="id122" draw:start-glue-point="2" draw:end-shape="id125" draw:end-glue-point="3" svg:d="m35018 8705v2102h687" svg:viewBox="0 0 688 2103">
          <text:p/>
        </draw:connector>
        <draw:frame draw:style-name="gr1" draw:text-style-name="P1" draw:layer="layout" svg:width="2.841cm" svg:height="0.645cm" svg:x="14.304cm" svg:y="29.225cm">
          <draw:text-box>
            <text:p><text:span text:style-name="T1">247 genocide</text:span></text:p>
          </draw:text-box>
        </draw:frame>
        <draw:frame draw:style-name="gr1" draw:text-style-name="P1" draw:layer="layout" svg:width="1.953cm" svg:height="0.645cm" svg:x="14.303cm" svg:y="30.825cm">
          <draw:text-box>
            <text:p><text:span text:style-name="T1">248 gory</text:span></text:p>
          </draw:text-box>
        </draw:frame>
        <draw:frame draw:style-name="gr1" draw:text-style-name="P1" draw:layer="layout" svg:width="5.128cm" svg:height="0.645cm" svg:x="14.303cm" svg:y="31.625cm">
          <draw:text-box>
            <text:p><text:span text:style-name="T1">249 coming-of-age/childhood</text:span></text:p>
          </draw:text-box>
        </draw:frame>
        <draw:frame draw:style-name="gr1" draw:text-style-name="P1" draw:layer="layout" svg:width="1.853cm" svg:height="0.645cm" svg:x="17.705cm" svg:y="27.625cm">
          <draw:text-box>
            <text:p><text:span text:style-name="T1">250 light</text:span></text:p>
          </draw:text-box>
        </draw:frame>
        <draw:frame draw:style-name="gr1" draw:text-style-name="P1" draw:layer="layout" svg:width="2.489cm" svg:height="0.645cm" svg:x="17.704cm" svg:y="28.425cm">
          <draw:text-box>
            <text:p><text:span text:style-name="T1">251 uplifting</text:span></text:p>
          </draw:text-box>
        </draw:frame>
        <draw:frame draw:style-name="gr1" draw:text-style-name="P1" xml:id="id126" draw:id="id126" draw:layer="layout" svg:width="4.048cm" svg:height="0.645cm" svg:x="33.925cm" svg:y="13.06cm">
          <draw:text-box>
            <text:p><text:span text:style-name="T1">164 cinematography</text:span></text:p>
          </draw:text-box>
        </draw:frame>
        <draw:frame draw:style-name="gr12" draw:text-style-name="P1" xml:id="id127" draw:id="id127" draw:layer="layout" svg:width="4.997cm" svg:height="0.645cm" svg:x="36.524cm" svg:y="13.86cm">
          <draw:text-box>
            <text:p><text:span text:style-name="T1">165 color-cinematography</text:span></text:p>
          </draw:text-box>
        </draw:frame>
        <draw:frame draw:style-name="gr1" draw:text-style-name="P1" xml:id="id128" draw:id="id128" draw:layer="layout" svg:width="6.649cm" svg:height="0.645cm" svg:x="36.523cm" svg:y="14.66cm">
          <draw:text-box>
            <text:p><text:span text:style-name="T1">166 black-and-white-cinematography</text:span></text:p>
          </draw:text-box>
        </draw:frame>
        <draw:connector draw:style-name="gr4" draw:text-style-name="P2" draw:layer="layout" svg:x1="35.949cm" svg:y1="13.705cm" svg:x2="36.524cm" svg:y2="14.182cm" draw:start-shape="id126" draw:start-glue-point="2" draw:end-shape="id127" draw:end-glue-point="3" svg:d="m35949 13705v477h575" svg:viewBox="0 0 576 478">
          <text:p/>
        </draw:connector>
        <draw:connector draw:style-name="gr4" draw:text-style-name="P2" draw:layer="layout" svg:x1="35.949cm" svg:y1="13.705cm" svg:x2="36.523cm" svg:y2="14.982cm" draw:start-shape="id126" draw:start-glue-point="2" draw:end-shape="id128" svg:d="m35949 13705v1277h574" svg:viewBox="0 0 575 1278">
          <text:p/>
        </draw:connector>
        <draw:frame draw:style-name="gr1" draw:text-style-name="P1" draw:layer="layout" svg:width="2.744cm" svg:height="0.645cm" svg:x="17.703cm" svg:y="29.225cm">
          <draw:text-box>
            <text:p><text:span text:style-name="T1">252 confusing</text:span></text:p>
          </draw:text-box>
        </draw:frame>
        <draw:frame draw:style-name="gr1" draw:text-style-name="P1" xml:id="id129" draw:id="id129" draw:layer="layout" svg:width="2.625cm" svg:height="0.645cm" svg:x="33.724cm" svg:y="16.16cm">
          <draw:text-box>
            <text:p><text:span text:style-name="T1">217 military</text:span></text:p>
          </draw:text-box>
        </draw:frame>
        <draw:frame draw:style-name="gr1" draw:text-style-name="P1" xml:id="id130" draw:id="id130" draw:layer="layout" svg:width="2.369cm" svg:height="0.645cm" svg:x="35.523cm" svg:y="16.86cm">
          <draw:text-box>
            <text:p><text:span text:style-name="T1">218 army</text:span></text:p>
          </draw:text-box>
        </draw:frame>
        <draw:frame draw:style-name="gr1" draw:text-style-name="P1" xml:id="id131" draw:id="id131" draw:layer="layout" svg:width="2.243cm" svg:height="0.645cm" svg:x="35.522cm" svg:y="17.56cm">
          <draw:text-box>
            <text:p><text:span text:style-name="T1">219 navy</text:span></text:p>
          </draw:text-box>
        </draw:frame>
        <draw:frame draw:style-name="gr1" draw:text-style-name="P1" xml:id="id132" draw:id="id132" draw:layer="layout" svg:width="2.624cm" svg:height="0.645cm" svg:x="35.522cm" svg:y="18.26cm">
          <draw:text-box>
            <text:p><text:span text:style-name="T1">220 air-force</text:span></text:p>
          </draw:text-box>
        </draw:frame>
        <draw:frame draw:style-name="gr1" draw:text-style-name="P1" xml:id="id133" draw:id="id133" draw:layer="layout" svg:width="2.625cm" svg:height="0.645cm" svg:x="35.521cm" svg:y="18.96cm">
          <draw:text-box>
            <text:p><text:span text:style-name="T1">221 marines</text:span></text:p>
          </draw:text-box>
        </draw:frame>
        <draw:frame draw:style-name="gr1" draw:text-style-name="P1" xml:id="id134" draw:id="id134" draw:layer="layout" svg:width="3.007cm" svg:height="0.645cm" svg:x="35.52cm" svg:y="19.66cm">
          <draw:text-box>
            <text:p><text:span text:style-name="T1">222 boot-camp</text:span></text:p>
          </draw:text-box>
        </draw:frame>
        <draw:connector draw:style-name="gr4" draw:text-style-name="P2" draw:layer="layout" svg:x1="35.036cm" svg:y1="16.805cm" svg:x2="35.523cm" svg:y2="17.182cm" draw:start-shape="id129" draw:start-glue-point="2" draw:end-shape="id130" draw:end-glue-point="3" svg:d="m35036 16805v377h487" svg:viewBox="0 0 488 378">
          <text:p/>
        </draw:connector>
        <draw:connector draw:style-name="gr4" draw:text-style-name="P2" draw:layer="layout" svg:x1="35.036cm" svg:y1="16.805cm" svg:x2="35.522cm" svg:y2="17.882cm" draw:start-shape="id129" draw:start-glue-point="2" draw:end-shape="id131" svg:d="m35036 16805v1077h486" svg:viewBox="0 0 487 1078">
          <text:p/>
        </draw:connector>
        <draw:connector draw:style-name="gr4" draw:text-style-name="P2" draw:layer="layout" svg:x1="35.036cm" svg:y1="16.805cm" svg:x2="35.522cm" svg:y2="18.582cm" draw:start-shape="id129" draw:start-glue-point="2" draw:end-shape="id132" draw:end-glue-point="3" svg:d="m35036 16805v728h-15v1049h501" svg:viewBox="0 0 502 1778">
          <text:p/>
        </draw:connector>
        <draw:connector draw:style-name="gr4" draw:text-style-name="P2" draw:layer="layout" svg:x1="35.036cm" svg:y1="16.805cm" svg:x2="35.521cm" svg:y2="19.282cm" draw:start-shape="id129" draw:start-glue-point="2" draw:end-shape="id133" draw:end-glue-point="3" svg:d="m35036 16805v1078h-16v1399h501" svg:viewBox="0 0 502 2478">
          <text:p/>
        </draw:connector>
        <draw:connector draw:style-name="gr4" draw:text-style-name="P2" draw:layer="layout" svg:x1="35.036cm" svg:y1="16.805cm" svg:x2="35.52cm" svg:y2="19.982cm" draw:start-shape="id129" draw:start-glue-point="2" draw:end-shape="id134" draw:end-glue-point="3" svg:d="m35036 16805v1428h-17v1749h501" svg:viewBox="0 0 502 3178">
          <text:p/>
        </draw:connector>
        <draw:frame draw:style-name="gr1" draw:text-style-name="P1" xml:id="id167" draw:id="id167" draw:layer="layout" svg:width="2.159cm" svg:height="0.645cm" svg:x="39.124cm" svg:y="19.815cm">
          <draw:text-box>
            <text:p><text:span text:style-name="T1">225 nudity</text:span></text:p>
          </draw:text-box>
        </draw:frame>
        <draw:frame draw:style-name="gr1" draw:text-style-name="P1" xml:id="id170" draw:id="id170" draw:layer="layout" svg:width="4.729cm" svg:height="0.645cm" svg:x="43.023cm" svg:y="21.415cm">
          <draw:text-box>
            <text:p><text:span text:style-name="T1">227 sexual-female-nudity</text:span></text:p>
          </draw:text-box>
        </draw:frame>
        <draw:frame draw:style-name="gr1" draw:text-style-name="P1" xml:id="id172" draw:id="id172" draw:layer="layout" svg:width="4.349cm" svg:height="0.645cm" svg:x="43.022cm" svg:y="23.015cm">
          <draw:text-box>
            <text:p><text:span text:style-name="T1">229 sexual-male-nudity</text:span></text:p>
          </draw:text-box>
        </draw:frame>
        <draw:frame draw:style-name="gr1" draw:text-style-name="P1" draw:layer="layout" svg:width="2.745cm" svg:height="0.645cm" svg:x="17.702cm" svg:y="30.025cm">
          <draw:text-box>
            <text:p><text:span text:style-name="T1">253 puppets</text:span></text:p>
          </draw:text-box>
        </draw:frame>
        <draw:frame draw:style-name="gr1" draw:text-style-name="P1" xml:id="id135" draw:id="id135" draw:layer="layout" svg:width="2.946cm" svg:height="0.645cm" svg:x="8.611cm" svg:y="10.468cm">
          <draw:text-box>
            <text:p><text:span text:style-name="T1">168 serial-killer</text:span></text:p>
          </draw:text-box>
        </draw:frame>
        <draw:connector draw:style-name="gr4" draw:text-style-name="P2" draw:layer="layout" svg:x1="8.118cm" svg:y1="10.313cm" svg:x2="8.611cm" svg:y2="10.79cm" draw:start-shape="id57" draw:start-glue-point="2" draw:end-shape="id135" draw:end-glue-point="3" svg:d="m8118 10313v477h493" svg:viewBox="0 0 494 478">
          <text:p/>
        </draw:connector>
        <draw:frame draw:style-name="gr1" draw:text-style-name="P1" draw:layer="layout" svg:width="2.88cm" svg:height="0.645cm" svg:x="21.504cm" svg:y="27.625cm">
          <draw:text-box>
            <text:p><text:span text:style-name="T1">254 detective</text:span></text:p>
          </draw:text-box>
        </draw:frame>
        <draw:frame draw:style-name="gr1" draw:text-style-name="P1" xml:id="id136" draw:id="id136" draw:layer="layout" svg:width="3.567cm" svg:height="0.645cm" svg:x="35.022cm" svg:y="23.874cm">
          <draw:text-box>
            <text:p><text:span text:style-name="T1">236 social-classes</text:span></text:p>
          </draw:text-box>
        </draw:frame>
        <draw:frame draw:style-name="gr1" draw:text-style-name="P1" xml:id="id137" draw:id="id137" draw:layer="layout" svg:width="3.092cm" svg:height="0.645cm" svg:x="37.421cm" svg:y="24.674cm">
          <draw:text-box>
            <text:p><text:span text:style-name="T1">237 upper-class</text:span></text:p>
          </draw:text-box>
        </draw:frame>
        <draw:frame draw:style-name="gr1" draw:text-style-name="P1" xml:id="id138" draw:id="id138" draw:layer="layout" svg:width="3.219cm" svg:height="0.645cm" svg:x="37.421cm" svg:y="25.474cm">
          <draw:text-box>
            <text:p><text:span text:style-name="T1">238 lower-class</text:span></text:p>
          </draw:text-box>
        </draw:frame>
        <draw:frame draw:style-name="gr1" draw:text-style-name="P1" xml:id="id139" draw:id="id139" draw:layer="layout" svg:width="3.346cm" svg:height="0.645cm" svg:x="37.421cm" svg:y="26.274cm">
          <draw:text-box>
            <text:p><text:span text:style-name="T1">239 rags-to-riches</text:span></text:p>
          </draw:text-box>
        </draw:frame>
        <draw:frame draw:style-name="gr1" draw:text-style-name="P1" xml:id="id140" draw:id="id140" draw:layer="layout" svg:width="3.346cm" svg:height="0.645cm" svg:x="37.421cm" svg:y="27.074cm">
          <draw:text-box>
            <text:p><text:span text:style-name="T1">240 riches-to-rags</text:span></text:p>
          </draw:text-box>
        </draw:frame>
        <draw:frame draw:style-name="gr1" draw:text-style-name="P1" xml:id="id141" draw:id="id141" draw:layer="layout" svg:width="3.219cm" svg:height="0.645cm" svg:x="37.421cm" svg:y="27.874cm">
          <draw:text-box>
            <text:p><text:span text:style-name="T1">241 class-conflict</text:span></text:p>
          </draw:text-box>
        </draw:frame>
        <draw:connector draw:style-name="gr4" draw:text-style-name="P2" draw:layer="layout" svg:x1="36.805cm" svg:y1="24.519cm" svg:x2="37.421cm" svg:y2="24.996cm" draw:start-shape="id136" draw:start-glue-point="2" draw:end-shape="id137" draw:end-glue-point="3" svg:d="m36805 24519v477h616" svg:viewBox="0 0 617 478">
          <text:p/>
        </draw:connector>
        <draw:connector draw:style-name="gr4" draw:text-style-name="P2" draw:layer="layout" svg:x1="36.805cm" svg:y1="24.519cm" svg:x2="37.421cm" svg:y2="25.796cm" draw:start-shape="id136" draw:start-glue-point="2" draw:end-shape="id138" draw:end-glue-point="3" svg:d="m36805 24519v1277h616" svg:viewBox="0 0 617 1278">
          <text:p/>
        </draw:connector>
        <draw:connector draw:style-name="gr4" draw:text-style-name="P2" draw:layer="layout" svg:x1="36.805cm" svg:y1="24.519cm" svg:x2="37.421cm" svg:y2="26.596cm" draw:start-shape="id136" draw:start-glue-point="2" draw:end-shape="id139" draw:end-glue-point="3" svg:d="m36805 24519v2077h616" svg:viewBox="0 0 617 2078">
          <text:p/>
        </draw:connector>
        <draw:connector draw:style-name="gr4" draw:text-style-name="P2" draw:layer="layout" svg:x1="36.805cm" svg:y1="24.519cm" svg:x2="37.421cm" svg:y2="27.396cm" draw:start-shape="id136" draw:start-glue-point="2" draw:end-shape="id140" draw:end-glue-point="3" svg:d="m36805 24519v2877h616" svg:viewBox="0 0 617 2878">
          <text:p/>
        </draw:connector>
        <draw:connector draw:style-name="gr4" draw:text-style-name="P2" draw:layer="layout" svg:x1="36.805cm" svg:y1="24.519cm" svg:x2="37.421cm" svg:y2="28.196cm" draw:start-shape="id136" draw:start-glue-point="2" draw:end-shape="id141" draw:end-glue-point="3" svg:d="m36805 24519v3677h616" svg:viewBox="0 0 617 3678">
          <text:p/>
        </draw:connector>
        <draw:frame draw:style-name="gr1" draw:text-style-name="P1" draw:layer="layout" svg:width="3.008cm" svg:height="0.645cm" svg:x="21.503cm" svg:y="28.425cm">
          <draw:text-box>
            <text:p><text:span text:style-name="T1">255 prospecting</text:span></text:p>
          </draw:text-box>
        </draw:frame>
        <draw:frame draw:style-name="gr1" draw:text-style-name="P1" draw:layer="layout" svg:width="3.389cm" svg:height="0.645cm" svg:x="21.503cm" svg:y="29.225cm">
          <draw:text-box>
            <text:p><text:span text:style-name="T1">256 avante-garde</text:span></text:p>
          </draw:text-box>
        </draw:frame>
        <draw:frame draw:style-name="gr1" draw:text-style-name="P1" draw:layer="layout" svg:width="2.628cm" svg:height="0.645cm" svg:x="21.502cm" svg:y="30.025cm">
          <draw:text-box>
            <text:p><text:span text:style-name="T1">257 zombies</text:span></text:p>
          </draw:text-box>
        </draw:frame>
        <draw:frame draw:style-name="gr1" draw:text-style-name="P1" draw:layer="layout" svg:width="2.628cm" svg:height="0.645cm" svg:x="21.502cm" svg:y="30.825cm">
          <draw:text-box>
            <text:p><text:span text:style-name="T1">258 vampires</text:span></text:p>
          </draw:text-box>
        </draw:frame>
        <draw:frame draw:style-name="gr1" draw:text-style-name="P1" draw:layer="layout" svg:width="3.645cm" svg:height="0.645cm" svg:x="21.501cm" svg:y="31.625cm">
          <draw:text-box>
            <text:p><text:span text:style-name="T1">259 homosexuality</text:span></text:p>
          </draw:text-box>
        </draw:frame>
        <draw:frame draw:style-name="gr1" draw:text-style-name="P1" draw:layer="layout" svg:width="2.564cm" svg:height="0.645cm" svg:x="25.503cm" svg:y="27.625cm">
          <draw:text-box>
            <text:p><text:span text:style-name="T1">260 samurai</text:span></text:p>
          </draw:text-box>
        </draw:frame>
        <draw:frame draw:style-name="gr1" draw:text-style-name="P1" draw:layer="layout" svg:width="4.343cm" svg:height="0.645cm" svg:x="25.502cm" svg:y="28.425cm">
          <draw:text-box>
            <text:p><text:span text:style-name="T1">261 excessive-swearing</text:span></text:p>
          </draw:text-box>
        </draw:frame>
        <draw:frame draw:style-name="gr1" draw:text-style-name="P1" xml:id="id200" draw:id="id200" draw:layer="layout" svg:width="2.692cm" svg:height="0.645cm" svg:x="25.502cm" svg:y="29.225cm">
          <draw:text-box>
            <text:p><text:span text:style-name="T1">262 marriage</text:span></text:p>
          </draw:text-box>
        </draw:frame>
        <draw:frame draw:style-name="gr1" draw:text-style-name="P1" xml:id="id191" draw:id="id191" draw:layer="layout" svg:width="2.312cm" svg:height="0.645cm" svg:x="51.028cm" svg:y="26.533cm">
          <draw:text-box>
            <text:p><text:span text:style-name="T1">263 family</text:span></text:p>
          </draw:text-box>
        </draw:frame>
        <draw:frame draw:style-name="gr1" draw:text-style-name="P1" draw:layer="layout" svg:width="3.328cm" svg:height="0.645cm" svg:x="25.501cm" svg:y="30.825cm">
          <draw:text-box>
            <text:p><text:span text:style-name="T1">264 stock-brokers</text:span></text:p>
          </draw:text-box>
        </draw:frame>
        <draw:frame draw:style-name="gr1" draw:text-style-name="P1" draw:layer="layout" svg:width="3.836cm" svg:height="0.645cm" svg:x="25.501cm" svg:y="31.625cm">
          <draw:text-box>
            <text:p><text:span text:style-name="T1">265 post-apocalypse</text:span></text:p>
          </draw:text-box>
        </draw:frame>
        <draw:frame draw:style-name="gr1" draw:text-style-name="P1" xml:id="id142" draw:id="id142" draw:layer="layout" svg:width="4.923cm" svg:height="0.645cm" svg:x="40.924cm" svg:y="1.26cm">
          <draw:text-box>
            <text:p><text:span text:style-name="T1">143 mental-illness/condition</text:span></text:p>
          </draw:text-box>
        </draw:frame>
        <draw:frame draw:style-name="gr1" draw:text-style-name="P1" xml:id="id143" draw:id="id143" draw:layer="layout" svg:width="3.083cm" svg:height="0.645cm" svg:x="44.161cm" svg:y="3.033cm">
          <draw:text-box>
            <text:p><text:span text:style-name="T1">144 psychopath</text:span></text:p>
          </draw:text-box>
        </draw:frame>
        <draw:frame draw:style-name="gr1" draw:text-style-name="P1" xml:id="id144" draw:id="id144" draw:layer="layout" svg:width="2.449cm" svg:height="0.645cm" svg:x="44.16cm" svg:y="3.833cm">
          <draw:text-box>
            <text:p><text:span text:style-name="T1">145 autism</text:span></text:p>
          </draw:text-box>
        </draw:frame>
        <draw:frame draw:style-name="gr1" draw:text-style-name="P1" xml:id="id145" draw:id="id145" draw:layer="layout" svg:width="6.514cm" svg:height="0.645cm" svg:x="44.159cm" svg:y="4.633cm">
          <draw:text-box>
            <text:p><text:span text:style-name="T1">146 obsessive-compulsive-disorder</text:span></text:p>
          </draw:text-box>
        </draw:frame>
        <draw:frame draw:style-name="gr1" draw:text-style-name="P1" xml:id="id146" draw:id="id146" draw:layer="layout" svg:width="2.577cm" svg:height="0.645cm" svg:x="44.159cm" svg:y="5.433cm">
          <draw:text-box>
            <text:p><text:span text:style-name="T1">147 insanity</text:span></text:p>
          </draw:text-box>
        </draw:frame>
        <draw:frame draw:style-name="gr1" draw:text-style-name="P1" xml:id="id147" draw:id="id147" draw:layer="layout" svg:width="3.085cm" svg:height="0.645cm" svg:x="44.159cm" svg:y="6.233cm">
          <draw:text-box>
            <text:p><text:span text:style-name="T1">148 depression</text:span></text:p>
          </draw:text-box>
        </draw:frame>
        <draw:frame draw:style-name="gr1" draw:text-style-name="P1" xml:id="id148" draw:id="id148" draw:layer="layout" svg:width="3.086cm" svg:height="0.645cm" svg:x="44.158cm" svg:y="7.033cm">
          <draw:text-box>
            <text:p><text:span text:style-name="T1">149 paranoia</text:span></text:p>
          </draw:text-box>
        </draw:frame>
        <draw:frame draw:style-name="gr1" draw:text-style-name="P1" xml:id="id149" draw:id="id149" draw:layer="layout" svg:width="2.96cm" svg:height="0.645cm" svg:x="44.157cm" svg:y="7.833cm">
          <draw:text-box>
            <text:p><text:span text:style-name="T1">150 suicide</text:span></text:p>
          </draw:text-box>
        </draw:frame>
        <draw:frame draw:style-name="gr1" draw:text-style-name="P1" xml:id="id150" draw:id="id150" draw:layer="layout" svg:width="3.596cm" svg:height="0.645cm" svg:x="44.156cm" svg:y="8.633cm">
          <draw:text-box>
            <text:p><text:span text:style-name="T1">151 schizophrenia</text:span></text:p>
          </draw:text-box>
        </draw:frame>
        <draw:connector draw:style-name="gr4" draw:text-style-name="P2" draw:layer="layout" svg:x1="43.385cm" svg:y1="1.905cm" svg:x2="44.161cm" svg:y2="3.355cm" draw:start-shape="id142" draw:start-glue-point="2" draw:end-shape="id143" draw:end-glue-point="3" svg:d="m43385 1905v1450h776" svg:viewBox="0 0 777 1451">
          <text:p/>
        </draw:connector>
        <draw:connector draw:style-name="gr4" draw:text-style-name="P2" draw:layer="layout" svg:x1="43.385cm" svg:y1="1.905cm" svg:x2="44.16cm" svg:y2="4.155cm" draw:start-shape="id142" draw:start-glue-point="2" draw:end-shape="id144" draw:end-glue-point="3" svg:d="m43385 1905v2250h775" svg:viewBox="0 0 776 2251">
          <text:p/>
        </draw:connector>
        <draw:connector draw:style-name="gr4" draw:text-style-name="P2" draw:layer="layout" svg:x1="43.385cm" svg:y1="1.905cm" svg:x2="44.159cm" svg:y2="4.955cm" draw:start-shape="id142" draw:start-glue-point="2" draw:end-shape="id145" draw:end-glue-point="3" svg:d="m43385 1905v3050h774" svg:viewBox="0 0 775 3051">
          <text:p/>
        </draw:connector>
        <draw:connector draw:style-name="gr4" draw:text-style-name="P2" draw:layer="layout" svg:x1="43.385cm" svg:y1="1.905cm" svg:x2="44.159cm" svg:y2="5.755cm" draw:start-shape="id142" draw:start-glue-point="2" draw:end-shape="id146" draw:end-glue-point="3" svg:d="m43385 1905v3850h774" svg:viewBox="0 0 775 3851">
          <text:p/>
        </draw:connector>
        <draw:connector draw:style-name="gr4" draw:text-style-name="P2" draw:layer="layout" svg:x1="43.385cm" svg:y1="1.905cm" svg:x2="44.159cm" svg:y2="6.555cm" draw:start-shape="id142" draw:start-glue-point="2" draw:end-shape="id147" draw:end-glue-point="3" svg:d="m43385 1905v4650h774" svg:viewBox="0 0 775 4651">
          <text:p/>
        </draw:connector>
        <draw:connector draw:style-name="gr4" draw:text-style-name="P2" draw:layer="layout" svg:x1="43.385cm" svg:y1="1.905cm" svg:x2="44.158cm" svg:y2="7.355cm" draw:start-shape="id142" draw:start-glue-point="2" draw:end-shape="id148" draw:end-glue-point="3" svg:d="m43385 1905v5450h773" svg:viewBox="0 0 774 5451">
          <text:p/>
        </draw:connector>
        <draw:connector draw:style-name="gr4" draw:text-style-name="P2" draw:layer="layout" svg:x1="43.385cm" svg:y1="1.905cm" svg:x2="44.157cm" svg:y2="8.155cm" draw:start-shape="id142" draw:start-glue-point="2" draw:end-shape="id149" draw:end-glue-point="3" svg:d="m43385 1905v6250h772" svg:viewBox="0 0 773 6251">
          <text:p/>
        </draw:connector>
        <draw:connector draw:style-name="gr4" draw:text-style-name="P2" draw:layer="layout" svg:x1="43.385cm" svg:y1="1.905cm" svg:x2="44.156cm" svg:y2="8.955cm" draw:start-shape="id142" draw:start-glue-point="2" draw:end-shape="id150" draw:end-glue-point="3" svg:d="m43385 1905v7050h771" svg:viewBox="0 0 772 7051">
          <text:p/>
        </draw:connector>
        <draw:frame draw:style-name="gr1" draw:text-style-name="P1" xml:id="id151" draw:id="id151" draw:layer="layout" svg:width="3.745cm" svg:height="0.645cm" svg:x="38.546cm" svg:y="0.463cm">
          <draw:text-box>
            <text:p><text:span text:style-name="T1">142 illness/condition</text:span></text:p>
          </draw:text-box>
        </draw:frame>
        <draw:connector draw:style-name="gr4" draw:text-style-name="P2" draw:layer="layout" svg:x1="40.418cm" svg:y1="1.108cm" svg:x2="40.924cm" svg:y2="1.582cm" draw:start-shape="id151" draw:start-glue-point="2" draw:end-shape="id142" draw:end-glue-point="3" svg:d="m40418 1108v474h506" svg:viewBox="0 0 507 475">
          <text:p/>
        </draw:connector>
        <draw:frame draw:style-name="gr1" draw:text-style-name="P1" xml:id="id152" draw:id="id152" draw:layer="layout" svg:width="5.305cm" svg:height="0.645cm" svg:x="40.923cm" svg:y="12.66cm">
          <draw:text-box>
            <text:p><text:span text:style-name="T1">156 physical-illness/condition</text:span></text:p>
          </draw:text-box>
        </draw:frame>
        <draw:connector draw:style-name="gr4" draw:text-style-name="P2" draw:layer="layout" svg:x1="40.418cm" svg:y1="1.108cm" svg:x2="40.923cm" svg:y2="12.982cm" draw:start-shape="id151" draw:start-glue-point="2" draw:end-shape="id152" draw:end-glue-point="3" svg:d="m40418 1108v11874h505" svg:viewBox="0 0 506 11875">
          <text:p/>
        </draw:connector>
        <draw:frame draw:style-name="gr1" draw:text-style-name="P1" xml:id="id157" draw:id="id157" draw:layer="layout" svg:width="3.08cm" svg:height="0.645cm" svg:x="46.323cm" svg:y="10.253cm">
          <draw:text-box>
            <text:p><text:span text:style-name="T1">153 altzheimers</text:span></text:p>
          </draw:text-box>
        </draw:frame>
        <draw:frame draw:style-name="gr1" draw:text-style-name="P1" xml:id="id153" draw:id="id153" draw:layer="layout" svg:width="2.386cm" svg:height="0.645cm" svg:x="44.223cm" svg:y="13.46cm">
          <draw:text-box>
            <text:p><text:span text:style-name="T1">157 cancer</text:span></text:p>
          </draw:text-box>
        </draw:frame>
        <draw:frame draw:style-name="gr1" draw:text-style-name="P1" xml:id="id154" draw:id="id154" draw:layer="layout" svg:width="2.259cm" svg:height="0.645cm" svg:x="44.223cm" svg:y="14.26cm">
          <draw:text-box>
            <text:p><text:span text:style-name="T1">158 AIDS</text:span></text:p>
          </draw:text-box>
        </draw:frame>
        <draw:connector draw:style-name="gr4" draw:text-style-name="P2" draw:layer="layout" svg:x1="43.575cm" svg:y1="13.305cm" svg:x2="44.223cm" svg:y2="13.782cm" draw:start-shape="id152" draw:start-glue-point="2" draw:end-shape="id153" draw:end-glue-point="3" svg:d="m43575 13305v477h648" svg:viewBox="0 0 649 478">
          <text:p/>
        </draw:connector>
        <draw:connector draw:style-name="gr4" draw:text-style-name="P2" draw:layer="layout" svg:x1="43.575cm" svg:y1="13.305cm" svg:x2="44.223cm" svg:y2="14.582cm" draw:start-shape="id152" draw:start-glue-point="2" draw:end-shape="id154" draw:end-glue-point="3" svg:d="m43575 13305v1277h648" svg:viewBox="0 0 649 1278">
          <text:p/>
        </draw:connector>
        <draw:frame draw:style-name="gr1" draw:text-style-name="P1" xml:id="id155" draw:id="id155" draw:layer="layout" svg:width="3.783cm" svg:height="0.645cm" svg:x="44.223cm" svg:y="15.06cm">
          <draw:text-box>
            <text:p><text:span text:style-name="T1">159 conjoined-twins</text:span></text:p>
          </draw:text-box>
        </draw:frame>
        <draw:connector draw:style-name="gr4" draw:text-style-name="P2" draw:layer="layout" svg:x1="43.575cm" svg:y1="13.305cm" svg:x2="44.223cm" svg:y2="15.382cm" draw:start-shape="id152" draw:start-glue-point="2" draw:end-shape="id155" draw:end-glue-point="3" svg:d="m43575 13305v2077h648" svg:viewBox="0 0 649 2078">
          <text:p/>
        </draw:connector>
        <draw:frame draw:style-name="gr1" draw:text-style-name="P1" xml:id="id156" draw:id="id156" draw:layer="layout" svg:width="3.469cm" svg:height="0.645cm" svg:x="44.156cm" svg:y="9.433cm">
          <draw:text-box>
            <text:p><text:span text:style-name="T1">152 memory-loss</text:span></text:p>
          </draw:text-box>
        </draw:frame>
        <draw:frame draw:style-name="gr1" draw:text-style-name="P1" xml:id="id158" draw:id="id158" draw:layer="layout" svg:width="2.826cm" svg:height="0.645cm" svg:x="46.323cm" svg:y="11.053cm">
          <draw:text-box>
            <text:p><text:span text:style-name="T1">154 amnesia</text:span></text:p>
          </draw:text-box>
        </draw:frame>
        <draw:connector draw:style-name="gr4" draw:text-style-name="P2" draw:layer="layout" svg:x1="43.385cm" svg:y1="1.905cm" svg:x2="44.156cm" svg:y2="9.755cm" draw:start-shape="id142" draw:start-glue-point="2" draw:end-shape="id156" draw:end-glue-point="3" svg:d="m43385 1905v7850h771" svg:viewBox="0 0 772 7851">
          <text:p/>
        </draw:connector>
        <draw:connector draw:style-name="gr4" draw:text-style-name="P2" draw:layer="layout" svg:x1="45.89cm" svg:y1="10.078cm" svg:x2="46.323cm" svg:y2="10.575cm" draw:start-shape="id156" draw:start-glue-point="2" draw:end-shape="id157" draw:end-glue-point="3" svg:d="m45890 10078v497h433" svg:viewBox="0 0 434 498">
          <text:p/>
        </draw:connector>
        <draw:connector draw:style-name="gr4" draw:text-style-name="P2" draw:layer="layout" svg:x1="45.89cm" svg:y1="10.078cm" svg:x2="46.323cm" svg:y2="11.375cm" draw:start-shape="id156" draw:start-glue-point="2" draw:end-shape="id158" draw:end-glue-point="3" svg:d="m45890 10078v1297h433" svg:viewBox="0 0 434 1298">
          <text:p/>
        </draw:connector>
        <draw:frame draw:style-name="gr1" draw:text-style-name="P1" xml:id="id159" draw:id="id159" draw:layer="layout" svg:width="4.546cm" svg:height="0.645cm" svg:x="44.222cm" svg:y="15.86cm">
          <draw:text-box>
            <text:p><text:span text:style-name="T1">160 amputation/amputee</text:span></text:p>
          </draw:text-box>
        </draw:frame>
        <draw:connector draw:style-name="gr4" draw:text-style-name="P2" draw:layer="layout" svg:x1="43.575cm" svg:y1="13.305cm" svg:x2="44.222cm" svg:y2="16.182cm" draw:start-shape="id152" draw:start-glue-point="2" draw:end-shape="id159" draw:end-glue-point="3" svg:d="m43575 13305v2877h647" svg:viewBox="0 0 648 2878">
          <text:p/>
        </draw:connector>
        <draw:frame draw:style-name="gr1" draw:text-style-name="P1" xml:id="id160" draw:id="id160" draw:layer="layout" svg:width="2.769cm" svg:height="0.645cm" svg:x="44.221cm" svg:y="16.66cm">
          <draw:text-box>
            <text:p><text:span text:style-name="T1">161 paralytic</text:span></text:p>
          </draw:text-box>
        </draw:frame>
        <draw:connector draw:style-name="gr4" draw:text-style-name="P2" draw:layer="layout" svg:x1="43.575cm" svg:y1="13.305cm" svg:x2="44.221cm" svg:y2="16.982cm" draw:start-shape="id152" draw:start-glue-point="2" draw:end-shape="id160" draw:end-glue-point="3" svg:d="m43575 13305v3677h646" svg:viewBox="0 0 647 3678">
          <text:p/>
        </draw:connector>
        <draw:frame draw:style-name="gr1" draw:text-style-name="P1" xml:id="id161" draw:id="id161" draw:layer="layout" svg:width="2.769cm" svg:height="0.645cm" svg:x="44.221cm" svg:y="17.46cm">
          <draw:text-box>
            <text:p><text:span text:style-name="T1">162 catatonia</text:span></text:p>
          </draw:text-box>
        </draw:frame>
        <draw:connector draw:style-name="gr4" draw:text-style-name="P2" draw:layer="layout" svg:x1="43.575cm" svg:y1="13.305cm" svg:x2="44.221cm" svg:y2="17.782cm" draw:start-shape="id152" draw:start-glue-point="2" draw:end-shape="id161" draw:end-glue-point="3" svg:d="m43575 13305v4477h646" svg:viewBox="0 0 647 4478">
          <text:p/>
        </draw:connector>
        <draw:frame draw:style-name="gr1" draw:text-style-name="P1" xml:id="id162" draw:id="id162" draw:layer="layout" svg:width="2.834cm" svg:height="0.645cm" svg:x="44.156cm" svg:y="11.833cm">
          <draw:text-box>
            <text:p><text:span text:style-name="T1">155 dementia</text:span></text:p>
          </draw:text-box>
        </draw:frame>
        <draw:connector draw:style-name="gr4" draw:text-style-name="P2" draw:layer="layout" svg:x1="43.385cm" svg:y1="1.905cm" svg:x2="44.156cm" svg:y2="12.155cm" draw:start-shape="id142" draw:start-glue-point="2" draw:end-shape="id162" draw:end-glue-point="3" svg:d="m43385 1905v10250h771" svg:viewBox="0 0 772 10251">
          <text:p/>
        </draw:connector>
        <draw:frame draw:style-name="gr1" draw:text-style-name="P1" xml:id="id163" draw:id="id163" draw:layer="layout" svg:width="2.429cm" svg:height="0.645cm" svg:x="38.846cm" svg:y="17.27cm">
          <draw:text-box>
            <text:p><text:span text:style-name="T1">223 survival</text:span></text:p>
          </draw:text-box>
        </draw:frame>
        <draw:frame draw:style-name="gr1" draw:text-style-name="P1" xml:id="id164" draw:id="id164" draw:layer="layout" svg:width="3.042cm" svg:height="0.645cm" svg:x="40.519cm" svg:y="18.06cm">
          <draw:text-box>
            <text:p><text:span text:style-name="T1">224 lost-at-sea</text:span></text:p>
          </draw:text-box>
        </draw:frame>
        <draw:connector draw:style-name="gr4" draw:text-style-name="P2" draw:layer="layout" svg:x1="40.06cm" svg:y1="17.915cm" svg:x2="40.519cm" svg:y2="18.382cm" draw:start-shape="id163" draw:start-glue-point="2" draw:end-shape="id164" draw:end-glue-point="3" svg:d="m40060 17915v467h459" svg:viewBox="0 0 460 468">
          <text:p/>
        </draw:connector>
        <draw:frame draw:style-name="gr1" draw:text-style-name="P1" draw:layer="layout" svg:width="2.464cm" svg:height="0.645cm" svg:x="30.302cm" svg:y="27.625cm">
          <draw:text-box>
            <text:p><text:span text:style-name="T1">266 at-sea</text:span></text:p>
          </draw:text-box>
        </draw:frame>
        <draw:frame draw:style-name="gr1" draw:text-style-name="P1" draw:layer="layout" svg:width="2.592cm" svg:height="0.645cm" svg:x="30.301cm" svg:y="28.425cm">
          <draw:text-box>
            <text:p><text:span text:style-name="T1">267 aviation</text:span></text:p>
          </draw:text-box>
        </draw:frame>
        <draw:frame draw:style-name="gr1" draw:text-style-name="P1" xml:id="id165" draw:id="id165" draw:layer="layout" svg:width="3.056cm" svg:height="0.645cm" svg:x="35.125cm" svg:y="21.58cm">
          <draw:text-box>
            <text:p><text:span text:style-name="T1">234 made-for-tv</text:span></text:p>
          </draw:text-box>
        </draw:frame>
        <draw:frame draw:style-name="gr1" draw:text-style-name="P1" xml:id="id166" draw:id="id166" draw:layer="layout" svg:width="2.88cm" svg:height="0.645cm" svg:x="37.025cm" svg:y="22.38cm">
          <draw:text-box>
            <text:p><text:span text:style-name="T1">235 miniseries</text:span></text:p>
          </draw:text-box>
        </draw:frame>
        <draw:connector draw:style-name="gr4" draw:text-style-name="P2" draw:layer="layout" svg:x1="36.653cm" svg:y1="22.225cm" svg:x2="37.025cm" svg:y2="22.702cm" draw:start-shape="id165" draw:start-glue-point="2" draw:end-shape="id166" draw:end-glue-point="3" svg:d="m36653 22225v477h372" svg:viewBox="0 0 373 478">
          <text:p/>
        </draw:connector>
        <draw:frame draw:style-name="gr1" draw:text-style-name="P1" draw:layer="layout" svg:width="2.212cm" svg:height="0.645cm" svg:x="30.3cm" svg:y="29.225cm">
          <draw:text-box>
            <text:p><text:span text:style-name="T1">268 amish</text:span></text:p>
          </draw:text-box>
        </draw:frame>
        <draw:frame draw:style-name="gr1" draw:text-style-name="P1" draw:layer="layout" svg:width="2.339cm" svg:height="0.645cm" svg:x="30.3cm" svg:y="30.025cm">
          <draw:text-box>
            <text:p><text:span text:style-name="T1">269 beatles</text:span></text:p>
          </draw:text-box>
        </draw:frame>
        <draw:frame draw:style-name="gr1" draw:text-style-name="P1" draw:layer="layout" svg:width="3.736cm" svg:height="0.645cm" svg:x="30.3cm" svg:y="30.825cm">
          <draw:text-box>
            <text:p><text:span text:style-name="T1">270 school-shooting</text:span></text:p>
          </draw:text-box>
        </draw:frame>
        <draw:frame draw:style-name="gr1" draw:text-style-name="P1" draw:layer="layout" svg:width="2.847cm" svg:height="0.645cm" svg:x="30.3cm" svg:y="31.625cm">
          <draw:text-box>
            <text:p><text:span text:style-name="T1">271 corruption</text:span></text:p>
          </draw:text-box>
        </draw:frame>
        <draw:frame draw:style-name="gr1" draw:text-style-name="P1" draw:layer="layout" svg:width="2.529cm" svg:height="0.645cm" svg:x="34.301cm" svg:y="28.425cm">
          <draw:text-box>
            <text:p><text:span text:style-name="T1">272 adultery</text:span></text:p>
          </draw:text-box>
        </draw:frame>
        <draw:frame draw:style-name="gr1" draw:text-style-name="P1" draw:layer="layout" svg:width="2.403cm" svg:height="0.645cm" svg:x="34.3cm" svg:y="29.225cm">
          <draw:text-box>
            <text:p><text:span text:style-name="T1">273 slavery</text:span></text:p>
          </draw:text-box>
        </draw:frame>
        <draw:frame draw:style-name="gr1" draw:text-style-name="P1" draw:layer="layout" svg:width="3.039cm" svg:height="0.645cm" svg:x="34.299cm" svg:y="30.025cm">
          <draw:text-box>
            <text:p><text:span text:style-name="T1">274 james-bond</text:span></text:p>
          </draw:text-box>
        </draw:frame>
        <draw:frame draw:style-name="gr1" draw:text-style-name="P1" draw:layer="layout" svg:width="2.531cm" svg:height="0.645cm" svg:x="34.299cm" svg:y="30.825cm">
          <draw:text-box>
            <text:p><text:span text:style-name="T1">275 fashion</text:span></text:p>
          </draw:text-box>
        </draw:frame>
        <draw:frame draw:style-name="gr1" draw:text-style-name="P1" draw:layer="layout" svg:width="2.912cm" svg:height="0.645cm" svg:x="34.299cm" svg:y="31.625cm">
          <draw:text-box>
            <text:p><text:span text:style-name="T1">276 super-hero</text:span></text:p>
          </draw:text-box>
        </draw:frame>
        <draw:frame draw:style-name="gr1" draw:text-style-name="P1" draw:layer="layout" svg:width="2.125cm" svg:height="0.645cm" svg:x="37.499cm" svg:y="29.225cm">
          <draw:text-box>
            <text:p><text:span text:style-name="T1">277 scary</text:span></text:p>
          </draw:text-box>
        </draw:frame>
        <draw:frame draw:style-name="gr1" draw:text-style-name="P1" draw:layer="layout" svg:width="4.157cm" svg:height="0.645cm" svg:x="37.499cm" svg:y="30.025cm">
          <draw:text-box>
            <text:p><text:span text:style-name="T1">278 private-investigator</text:span></text:p>
          </draw:text-box>
        </draw:frame>
        <draw:frame draw:style-name="gr1" draw:text-style-name="P1" draw:layer="layout" svg:width="4.284cm" svg:height="0.645cm" svg:x="37.499cm" svg:y="30.825cm">
          <draw:text-box>
            <text:p><text:span text:style-name="T1">279 wrongfully-accused</text:span></text:p>
          </draw:text-box>
        </draw:frame>
        <draw:frame draw:style-name="gr1" draw:text-style-name="P1" draw:layer="layout" svg:width="2.76cm" svg:height="0.645cm" svg:x="37.499cm" svg:y="31.625cm">
          <draw:text-box>
            <text:p><text:span text:style-name="T1">280 cold-war</text:span></text:p>
          </draw:text-box>
        </draw:frame>
        <draw:frame draw:style-name="gr1" draw:text-style-name="P1" draw:layer="layout" svg:width="3.086cm" svg:height="0.645cm" svg:x="41.999cm" svg:y="29.225cm">
          <draw:text-box>
            <text:p><text:span text:style-name="T1">281 communism</text:span></text:p>
          </draw:text-box>
        </draw:frame>
        <draw:frame draw:style-name="gr1" draw:text-style-name="P1" draw:layer="layout" svg:width="2.324cm" svg:height="0.645cm" svg:x="41.999cm" svg:y="30.025cm">
          <draw:text-box>
            <text:p><text:span text:style-name="T1">282 racism</text:span></text:p>
          </draw:text-box>
        </draw:frame>
        <draw:frame draw:style-name="gr1" draw:text-style-name="P1" xml:id="id171" draw:id="id171" draw:layer="layout" svg:width="5.237cm" svg:height="0.645cm" svg:x="43.023cm" svg:y="22.215cm">
          <draw:text-box>
            <text:p><text:span text:style-name="T1">228 brief-sexual-female-nudity</text:span></text:p>
          </draw:text-box>
        </draw:frame>
        <draw:frame draw:style-name="gr1" draw:text-style-name="P1" xml:id="id168" draw:id="id168" draw:layer="layout" svg:width="3.554cm" svg:height="0.645cm" svg:x="40.623cm" svg:y="20.615cm">
          <draw:text-box>
            <text:p><text:span text:style-name="T1">226 sexual-nudity</text:span></text:p>
          </draw:text-box>
        </draw:frame>
        <draw:frame draw:style-name="gr1" draw:text-style-name="P1" xml:id="id173" draw:id="id173" draw:layer="layout" svg:width="5.145cm" svg:height="0.645cm" svg:x="43.623cm" svg:y="24.715cm">
          <draw:text-box>
            <text:p><text:span text:style-name="T1">231 non-sexual-female-nudity</text:span></text:p>
          </draw:text-box>
        </draw:frame>
        <draw:frame draw:style-name="gr1" draw:text-style-name="P1" xml:id="id175" draw:id="id175" draw:layer="layout" svg:width="4.892cm" svg:height="0.645cm" svg:x="43.622cm" svg:y="26.315cm">
          <draw:text-box>
            <text:p><text:span text:style-name="T1">233 non-sexual-male-nudity</text:span></text:p>
          </draw:text-box>
        </draw:frame>
        <draw:frame draw:style-name="gr1" draw:text-style-name="P1" xml:id="id174" draw:id="id174" draw:layer="layout" svg:width="6.034cm" svg:height="0.645cm" svg:x="43.623cm" svg:y="25.515cm">
          <draw:text-box>
            <text:p><text:span text:style-name="T1">232 brief-non-sexual-female-nudity</text:span></text:p>
          </draw:text-box>
        </draw:frame>
        <draw:frame draw:style-name="gr1" draw:text-style-name="P1" xml:id="id169" draw:id="id169" draw:layer="layout" svg:width="4.062cm" svg:height="0.645cm" svg:x="41.023cm" svg:y="23.915cm">
          <draw:text-box>
            <text:p><text:span text:style-name="T1">230 non-sexual-nudity</text:span></text:p>
          </draw:text-box>
        </draw:frame>
        <draw:connector draw:style-name="gr4" draw:text-style-name="P2" draw:layer="layout" svg:x1="40.203cm" svg:y1="20.46cm" svg:x2="40.623cm" svg:y2="20.937cm" draw:start-shape="id167" draw:start-glue-point="2" draw:end-shape="id168" draw:end-glue-point="3" svg:d="m40203 20460v477h420" svg:viewBox="0 0 421 478">
          <text:p/>
        </draw:connector>
        <draw:connector draw:style-name="gr4" draw:text-style-name="P2" draw:layer="layout" svg:x1="40.203cm" svg:y1="20.46cm" svg:x2="41.023cm" svg:y2="24.237cm" draw:start-shape="id167" draw:start-glue-point="2" draw:end-shape="id169" draw:end-glue-point="3" svg:d="m40203 20460v3777h820" svg:viewBox="0 0 821 3778">
          <text:p/>
        </draw:connector>
        <draw:connector draw:style-name="gr4" draw:text-style-name="P2" draw:layer="layout" svg:x1="42.4cm" svg:y1="21.26cm" svg:x2="43.023cm" svg:y2="21.737cm" draw:start-shape="id168" draw:start-glue-point="2" draw:end-shape="id170" draw:end-glue-point="3" svg:d="m42400 21260v477h623" svg:viewBox="0 0 624 478">
          <text:p/>
        </draw:connector>
        <draw:connector draw:style-name="gr4" draw:text-style-name="P2" draw:layer="layout" svg:x1="42.4cm" svg:y1="21.26cm" svg:x2="43.023cm" svg:y2="22.537cm" draw:start-shape="id168" draw:start-glue-point="2" draw:end-shape="id171" draw:end-glue-point="3" svg:d="m42400 21260v1277h623" svg:viewBox="0 0 624 1278">
          <text:p/>
        </draw:connector>
        <draw:connector draw:style-name="gr4" draw:text-style-name="P2" draw:layer="layout" svg:x1="42.4cm" svg:y1="21.26cm" svg:x2="43.022cm" svg:y2="23.337cm" draw:start-shape="id168" draw:start-glue-point="2" draw:end-shape="id172" draw:end-glue-point="3" svg:d="m42400 21260v2077h622" svg:viewBox="0 0 623 2078">
          <text:p/>
        </draw:connector>
        <draw:connector draw:style-name="gr4" draw:text-style-name="P2" draw:layer="layout" svg:x1="43.054cm" svg:y1="24.56cm" svg:x2="43.623cm" svg:y2="25.037cm" draw:start-shape="id169" draw:start-glue-point="2" draw:end-shape="id173" draw:end-glue-point="3" svg:d="m43054 24560v477h569" svg:viewBox="0 0 570 478">
          <text:p/>
        </draw:connector>
        <draw:connector draw:style-name="gr4" draw:text-style-name="P2" draw:layer="layout" svg:x1="43.054cm" svg:y1="24.56cm" svg:x2="43.623cm" svg:y2="25.837cm" draw:start-shape="id169" draw:start-glue-point="2" draw:end-shape="id174" draw:end-glue-point="3" svg:d="m43054 24560v1277h569" svg:viewBox="0 0 570 1278">
          <text:p/>
        </draw:connector>
        <draw:connector draw:style-name="gr4" draw:text-style-name="P2" draw:layer="layout" svg:x1="43.054cm" svg:y1="24.56cm" svg:x2="43.622cm" svg:y2="26.637cm" draw:start-shape="id169" draw:start-glue-point="2" draw:end-shape="id175" draw:end-glue-point="3" svg:d="m43054 24560v2077h568" svg:viewBox="0 0 569 2078">
          <text:p/>
        </draw:connector>
        <draw:frame draw:style-name="gr1" draw:text-style-name="P1" xml:id="id176" draw:id="id176" draw:layer="layout" svg:width="2.96cm" svg:height="0.645cm" svg:x="12.026cm" svg:y="2.949cm">
          <draw:text-box>
            <text:p><text:span text:style-name="T1">88 stop-motion</text:span></text:p>
          </draw:text-box>
        </draw:frame>
        <draw:connector draw:style-name="gr4" draw:text-style-name="P2" draw:layer="layout" svg:x1="13.506cm" svg:y1="3.594cm" svg:x2="14.127cm" svg:y2="4.16cm" draw:start-shape="id176" draw:start-glue-point="2" draw:end-shape="id177" draw:end-glue-point="3" svg:d="m13506 3594v566h621" svg:viewBox="0 0 622 567">
          <text:p/>
        </draw:connector>
        <draw:connector draw:style-name="gr4" draw:text-style-name="P2" draw:layer="layout" svg:x1="11.519cm" svg:y1="1.905cm" svg:x2="12.026cm" svg:y2="3.271cm" draw:start-shape="id11" draw:start-glue-point="2" draw:end-shape="id176" draw:end-glue-point="3" svg:d="m11519 1905v1366h507" svg:viewBox="0 0 508 1367">
          <text:p/>
        </draw:connector>
        <draw:connector draw:style-name="gr4" draw:text-style-name="P2" draw:layer="layout" svg:x1="33.852cm" svg:y1="1.905cm" svg:x2="34.625cm" svg:y2="2.382cm" draw:start-shape="id178" draw:start-glue-point="2" draw:end-shape="id179" draw:end-glue-point="3" svg:d="m33852 1905v477h773" svg:viewBox="0 0 774 478">
          <text:p/>
        </draw:connector>
        <draw:connector draw:style-name="gr4" draw:text-style-name="P2" draw:layer="layout" svg:x1="33.852cm" svg:y1="1.905cm" svg:x2="34.625cm" svg:y2="3.182cm" draw:start-shape="id178" draw:start-glue-point="2" draw:end-shape="id180" draw:end-glue-point="3" svg:d="m33852 1905v1277h773" svg:viewBox="0 0 774 1278">
          <text:p/>
        </draw:connector>
        <draw:connector draw:style-name="gr4" draw:text-style-name="P2" draw:layer="layout" svg:x1="33.852cm" svg:y1="1.905cm" svg:x2="34.624cm" svg:y2="3.982cm" draw:start-shape="id178" draw:start-glue-point="2" draw:end-shape="id181" draw:end-glue-point="3" svg:d="m33852 1905v2077h772" svg:viewBox="0 0 773 2078">
          <text:p/>
        </draw:connector>
        <draw:frame draw:style-name="gr1" draw:text-style-name="P1" xml:id="id182" draw:id="id182" draw:layer="layout" svg:width="1.887cm" svg:height="0.645cm" svg:x="35.705cm" svg:y="11.285cm">
          <draw:text-box>
            <text:p><text:span text:style-name="T1">140 mi5</text:span></text:p>
          </draw:text-box>
        </draw:frame>
        <draw:frame draw:style-name="gr1" draw:text-style-name="P1" xml:id="id183" draw:id="id183" draw:layer="layout" svg:width="1.887cm" svg:height="0.645cm" svg:x="35.705cm" svg:y="12.085cm">
          <draw:text-box>
            <text:p><text:span text:style-name="T1">141 mi6</text:span></text:p>
          </draw:text-box>
        </draw:frame>
        <draw:connector draw:style-name="gr4" draw:text-style-name="P2" draw:layer="layout" svg:x1="35.018cm" svg:y1="8.705cm" svg:x2="35.705cm" svg:y2="11.607cm" draw:start-shape="id122" draw:start-glue-point="2" draw:end-shape="id182" draw:end-glue-point="3" svg:d="m35018 8705v2902h687" svg:viewBox="0 0 688 2903">
          <text:p/>
        </draw:connector>
        <draw:connector draw:style-name="gr4" draw:text-style-name="P2" draw:layer="layout" svg:x1="35.018cm" svg:y1="8.705cm" svg:x2="35.705cm" svg:y2="12.407cm" draw:start-shape="id122" draw:start-glue-point="2" draw:end-shape="id183" draw:end-glue-point="3" svg:d="m35018 8705v3702h687" svg:viewBox="0 0 688 3703">
          <text:p/>
        </draw:connector>
        <draw:frame draw:style-name="gr1" draw:text-style-name="P1" xml:id="id185" draw:id="id185" draw:layer="layout" svg:width="3.048cm" svg:height="0.645cm" svg:x="-4.813cm" svg:y="5.469cm">
          <draw:text-box>
            <text:p><text:span text:style-name="T1">163 time-travel</text:span></text:p>
          </draw:text-box>
        </draw:frame>
        <draw:connector draw:style-name="gr4" draw:text-style-name="P2" draw:layer="layout" svg:x1="-5.829cm" svg:y1="5.215cm" svg:x2="-4.813cm" svg:y2="5.791cm" draw:start-shape="id184" draw:start-glue-point="2" draw:end-shape="id185" draw:end-glue-point="3" svg:d="m-5829 5215v576h1016" svg:viewBox="0 0 1017 577">
          <text:p/>
        </draw:connector>
        <draw:frame draw:style-name="gr1" draw:text-style-name="P1" xml:id="id186" draw:id="id186" draw:layer="layout" svg:width="2.414cm" svg:height="0.645cm" svg:x="31.621cm" svg:y="25.713cm">
          <draw:text-box>
            <text:p><text:span text:style-name="T1">215 radio</text:span></text:p>
          </draw:text-box>
        </draw:frame>
        <draw:connector draw:style-name="gr4" draw:text-style-name="P2" draw:layer="layout" svg:x1="31.043cm" svg:y1="20.058cm" svg:x2="31.621cm" svg:y2="26.035cm" draw:start-shape="id86" draw:start-glue-point="2" draw:end-shape="id186" draw:end-glue-point="3" svg:d="m31043 20058v5977h578" svg:viewBox="0 0 579 5978">
          <text:p/>
        </draw:connector>
        <draw:frame draw:style-name="gr1" draw:text-style-name="P1" xml:id="id187" draw:id="id187" draw:layer="layout" svg:width="3.048cm" svg:height="0.645cm" svg:x="42.237cm" svg:y="27.376cm">
          <draw:text-box>
            <text:p><text:span text:style-name="T1">242 education</text:span></text:p>
          </draw:text-box>
        </draw:frame>
        <draw:frame draw:style-name="gr1" draw:text-style-name="P1" xml:id="id188" draw:id="id188" draw:layer="layout" svg:width="3.789cm" svg:height="0.645cm" svg:x="44.336cm" svg:y="28.176cm">
          <draw:text-box>
            <text:p><text:span text:style-name="T1">243 teaching/teacher</text:span></text:p>
          </draw:text-box>
        </draw:frame>
        <draw:connector draw:style-name="gr4" draw:text-style-name="P2" draw:layer="layout" svg:x1="43.761cm" svg:y1="28.021cm" svg:x2="44.336cm" svg:y2="28.498cm" draw:start-shape="id187" draw:start-glue-point="2" draw:end-shape="id188" draw:end-glue-point="3" svg:d="m43761 28021v477h575" svg:viewBox="0 0 576 478">
          <text:p/>
        </draw:connector>
        <draw:frame draw:style-name="gr1" draw:text-style-name="P1" draw:layer="layout" svg:width="2.197cm" svg:height="0.645cm" svg:x="41.999cm" svg:y="30.825cm">
          <draw:text-box>
            <text:p><text:span text:style-name="T1">283 cute</text:span></text:p>
          </draw:text-box>
        </draw:frame>
        <draw:frame draw:style-name="gr1" draw:text-style-name="P1" draw:layer="layout" svg:width="3.213cm" svg:height="0.645cm" svg:x="41.999cm" svg:y="31.625cm">
          <draw:text-box>
            <text:p><text:span text:style-name="T1">284 outer-space</text:span></text:p>
          </draw:text-box>
        </draw:frame>
        <draw:frame draw:style-name="gr1" draw:text-style-name="P1" draw:layer="layout" svg:width="2.705cm" svg:height="0.645cm" svg:x="45.936cm" svg:y="29.2cm">
          <draw:text-box>
            <text:p><text:span text:style-name="T1">285 no-dialog</text:span></text:p>
          </draw:text-box>
        </draw:frame>
        <draw:frame draw:style-name="gr1" draw:text-style-name="P1" draw:layer="layout" svg:width="2.705cm" svg:height="0.645cm" svg:x="45.936cm" svg:y="30cm">
          <draw:text-box>
            <text:p><text:span text:style-name="T1">286 medicine</text:span></text:p>
          </draw:text-box>
        </draw:frame>
        <draw:frame draw:style-name="gr1" draw:text-style-name="P1" draw:layer="layout" svg:width="3.467cm" svg:height="0.645cm" svg:x="45.936cm" svg:y="30.8cm">
          <draw:text-box>
            <text:p><text:span text:style-name="T1">287 social-injustice</text:span></text:p>
          </draw:text-box>
        </draw:frame>
        <draw:frame draw:style-name="gr1" draw:text-style-name="P1" draw:layer="layout" svg:width="2.705cm" svg:height="0.645cm" svg:x="45.936cm" svg:y="31.6cm">
          <draw:text-box>
            <text:p><text:span text:style-name="T1">288 upsetting</text:span></text:p>
          </draw:text-box>
        </draw:frame>
        <draw:frame draw:style-name="gr1" draw:text-style-name="P1" draw:layer="layout" svg:width="2.705cm" svg:height="0.645cm" svg:x="49.757cm" svg:y="29.2cm">
          <draw:text-box>
            <text:p><text:span text:style-name="T1">290 peaceful</text:span></text:p>
          </draw:text-box>
        </draw:frame>
        <draw:frame draw:style-name="gr1" draw:text-style-name="P1" draw:layer="layout" svg:width="3.954cm" svg:height="0.645cm" svg:x="2.142cm" svg:y="15.433cm">
          <draw:text-box>
            <text:p><text:span text:style-name="T1">289 spaghett-western</text:span></text:p>
          </draw:text-box>
        </draw:frame>
        <draw:connector draw:style-name="gr4" draw:text-style-name="P2" draw:layer="layout" svg:x1="1.933cm" svg:y1="15.313cm" svg:x2="2.134cm" svg:y2="15.766cm" svg:d="m1933 15313v453h201" svg:viewBox="0 0 202 454">
          <text:p/>
        </draw:connector>
        <draw:frame draw:style-name="gr1" draw:text-style-name="P1" xml:id="id189" draw:id="id189" draw:layer="layout" svg:width="2.869cm" svg:height="0.645cm" svg:x="6.91cm" svg:y="25.168cm">
          <draw:text-box>
            <text:p><text:span text:style-name="T1">291 conspiracy</text:span></text:p>
          </draw:text-box>
        </draw:frame>
        <draw:connector draw:style-name="gr4" draw:text-style-name="P2" draw:layer="layout" svg:x1="6.277cm" svg:y1="9.514cm" svg:x2="6.91cm" svg:y2="25.49cm" draw:start-shape="id56" draw:start-glue-point="2" draw:end-shape="id189" draw:end-glue-point="3" svg:d="m6277 9514v15976h633" svg:viewBox="0 0 634 15977">
          <text:p/>
        </draw:connector>
        <draw:frame draw:style-name="gr1" draw:text-style-name="P1" xml:id="id190" draw:id="id190" draw:layer="layout" svg:width="5.877cm" svg:height="0.645cm" svg:x="44.161cm" svg:y="2.133cm">
          <draw:text-box>
            <text:p><text:span text:style-name="T1">292 post-traumatic-stress-disorder</text:span></text:p>
          </draw:text-box>
        </draw:frame>
        <draw:connector draw:style-name="gr4" draw:text-style-name="P2" draw:layer="layout" svg:x1="43.385cm" svg:y1="1.905cm" svg:x2="44.161cm" svg:y2="2.455cm" draw:start-shape="id142" draw:start-glue-point="2" draw:end-shape="id190" draw:end-glue-point="3" svg:d="m43385 1905v550h776" svg:viewBox="0 0 777 551">
          <text:p/>
        </draw:connector>
        <draw:frame draw:style-name="gr1" draw:text-style-name="P1" draw:layer="layout" svg:width="3.202cm" svg:height="0.645cm" svg:x="49.757cm" svg:y="30cm">
          <draw:text-box>
            <text:p><text:span text:style-name="T1">293 improvised</text:span></text:p>
          </draw:text-box>
        </draw:frame>
        <draw:frame draw:style-name="gr1" draw:text-style-name="P1" draw:layer="layout" svg:width="2.568cm" svg:height="0.645cm" svg:x="49.756cm" svg:y="30.8cm">
          <draw:text-box>
            <text:p><text:span text:style-name="T1">294 road-trip</text:span></text:p>
          </draw:text-box>
        </draw:frame>
        <draw:frame draw:style-name="gr1" draw:text-style-name="P1" draw:layer="layout" svg:width="2.061cm" svg:height="0.645cm" svg:x="49.755cm" svg:y="31.6cm">
          <draw:text-box>
            <text:p><text:span text:style-name="T1">295 food</text:span></text:p>
          </draw:text-box>
        </draw:frame>
        <draw:frame draw:style-name="gr1" draw:text-style-name="P1" xml:id="id192" draw:id="id192" draw:layer="layout" svg:width="4.069cm" svg:height="0.645cm" svg:x="52.827cm" svg:y="27.433cm">
          <draw:text-box>
            <text:p><text:span text:style-name="T1">296 family-disfunction</text:span></text:p>
          </draw:text-box>
        </draw:frame>
        <draw:connector draw:style-name="gr4" draw:text-style-name="P2" draw:layer="layout" svg:x1="52.184cm" svg:y1="27.178cm" svg:x2="52.827cm" svg:y2="27.755cm" draw:start-shape="id191" draw:start-glue-point="2" draw:end-shape="id192" draw:end-glue-point="3" svg:d="m52184 27178v577h643" svg:viewBox="0 0 644 578">
          <text:p/>
        </draw:connector>
        <draw:frame draw:style-name="gr1" draw:text-style-name="P1" xml:id="id193" draw:id="id193" draw:layer="layout" svg:width="3.302cm" svg:height="0.645cm" svg:x="18.415cm" svg:y="7.875cm">
          <draw:text-box>
            <text:p><text:span text:style-name="T1">297 war-on-terror</text:span></text:p>
          </draw:text-box>
        </draw:frame>
        <draw:connector draw:style-name="gr4" draw:text-style-name="P2" draw:layer="layout" svg:x1="17.843cm" svg:y1="1.905cm" svg:x2="18.415cm" svg:y2="8.197cm" draw:start-shape="id14" draw:start-glue-point="2" draw:end-shape="id193" draw:end-glue-point="3" svg:d="m17843 1905v6292h572" svg:viewBox="0 0 573 6293">
          <text:p/>
        </draw:connector>
        <draw:frame draw:style-name="gr1" draw:text-style-name="P1" xml:id="id194" draw:id="id194" draw:layer="layout" svg:width="1.691cm" svg:height="0.645cm" svg:x="35.52cm" svg:y="20.46cm">
          <draw:text-box>
            <text:p><text:span text:style-name="T1">298 ira</text:span></text:p>
          </draw:text-box>
        </draw:frame>
        <draw:connector draw:style-name="gr4" draw:text-style-name="P2" draw:layer="layout" svg:x1="35.036cm" svg:y1="16.805cm" svg:x2="35.52cm" svg:y2="20.782cm" draw:start-shape="id129" draw:start-glue-point="2" draw:end-shape="id194" draw:end-glue-point="3" svg:d="m35036 16805v1828h-17v2149h501" svg:viewBox="0 0 502 3978">
          <text:p/>
        </draw:connector>
        <draw:frame draw:style-name="gr13" draw:text-style-name="P1" xml:id="id195" draw:id="id195" draw:layer="layout" svg:width="2.159cm" svg:height="0.645cm" svg:x="-4.813cm" svg:y="6.368cm">
          <draw:text-box>
            <text:p><text:span text:style-name="T1">299 future</text:span></text:p>
          </draw:text-box>
        </draw:frame>
        <draw:connector draw:style-name="gr4" draw:text-style-name="P2" draw:layer="layout" svg:x1="-5.829cm" svg:y1="5.215cm" svg:x2="-4.813cm" svg:y2="6.69cm" draw:start-shape="id184" draw:start-glue-point="2" draw:end-shape="id195" draw:end-glue-point="3" svg:d="m-5829 5215v1475h1016" svg:viewBox="0 0 1017 1476">
          <text:p/>
        </draw:connector>
        <draw:frame draw:style-name="gr1" draw:text-style-name="P1" xml:id="id196" draw:id="id196" draw:layer="layout" svg:width="4.293cm" svg:height="0.645cm" svg:x="18.775cm" svg:y="19.104cm">
          <draw:text-box>
            <text:p><text:span text:style-name="T1">300 based-on-short-film</text:span></text:p>
          </draw:text-box>
        </draw:frame>
        <draw:connector draw:style-name="gr4" draw:text-style-name="P2" draw:layer="layout" svg:x1="23.634cm" svg:y1="15.266cm" svg:x2="23.068cm" svg:y2="19.426cm" draw:start-shape="id97" draw:start-glue-point="2" draw:end-shape="id196" draw:end-glue-point="1" svg:d="m23634 15266v4160h-566" svg:viewBox="0 0 567 4161">
          <text:p/>
        </draw:connector>
        <draw:frame draw:style-name="gr1" draw:text-style-name="P1" draw:layer="layout" svg:width="3.966cm" svg:height="0.645cm" svg:x="53.438cm" svg:y="29.2cm">
          <draw:text-box>
            <text:p><text:span text:style-name="T1">301 french-new-wave</text:span></text:p>
          </draw:text-box>
        </draw:frame>
        <draw:frame draw:style-name="gr13" draw:text-style-name="P1" xml:id="id197" draw:id="id197" draw:layer="layout" svg:width="2.413cm" svg:height="0.645cm" svg:x="-4.813cm" svg:y="7.268cm">
          <draw:text-box>
            <text:p><text:span text:style-name="T1">302 alien(s)</text:span></text:p>
          </draw:text-box>
        </draw:frame>
        <draw:connector draw:style-name="gr4" draw:text-style-name="P2" draw:layer="layout" svg:x1="-5.829cm" svg:y1="5.215cm" svg:x2="-4.813cm" svg:y2="7.59cm" draw:start-shape="id184" draw:start-glue-point="2" draw:end-shape="id197" draw:end-glue-point="3" svg:d="m-5829 5215v2375h1016" svg:viewBox="0 0 1017 2376">
          <text:p/>
        </draw:connector>
        <draw:frame draw:style-name="gr13" draw:text-style-name="P1" xml:id="id198" draw:id="id198" draw:layer="layout" svg:width="3.391cm" svg:height="0.645cm" svg:x="-2.813cm" svg:y="8.168cm">
          <draw:text-box>
            <text:p><text:span text:style-name="T1">303 alien-invasion</text:span></text:p>
          </draw:text-box>
        </draw:frame>
        <draw:connector draw:style-name="gr4" draw:text-style-name="P2" draw:layer="layout" svg:x1="-3.607cm" svg:y1="7.913cm" svg:x2="-2.813cm" svg:y2="8.49cm" draw:start-shape="id197" draw:start-glue-point="2" draw:end-shape="id198" draw:end-glue-point="3" svg:d="m-3607 7913v577h794" svg:viewBox="0 0 795 578">
          <text:p/>
        </draw:connector>
        <draw:frame draw:style-name="gr1" draw:text-style-name="P1" draw:layer="layout" svg:width="2.443cm" svg:height="0.645cm" svg:x="53.437cm" svg:y="30cm">
          <draw:text-box>
            <text:p><text:span text:style-name="T1">304 old-age</text:span></text:p>
          </draw:text-box>
        </draw:frame>
        <draw:frame draw:style-name="gr1" draw:text-style-name="P1" xml:id="id199" draw:id="id199" draw:layer="layout" svg:width="4.012cm" svg:height="0.645cm" svg:x="6.91cm" svg:y="25.968cm">
          <draw:text-box>
            <text:p><text:span text:style-name="T1">305 hostage-situation</text:span></text:p>
          </draw:text-box>
        </draw:frame>
        <draw:connector draw:style-name="gr4" draw:text-style-name="P2" draw:layer="layout" svg:x1="6.91cm" svg:y1="26.29cm" svg:x2="6.277cm" svg:y2="9.514cm" draw:start-shape="id199" draw:start-glue-point="3" draw:end-shape="id56" draw:end-glue-point="2" svg:d="m6910 26290h-633v-16776" svg:viewBox="0 0 634 16777">
          <text:p/>
        </draw:connector>
        <draw:frame draw:style-name="gr1" draw:text-style-name="P1" xml:id="id201" draw:id="id201" draw:layer="layout" svg:width="2.444cm" svg:height="0.645cm" svg:x="27.401cm" svg:y="30.025cm">
          <draw:text-box>
            <text:p><text:span text:style-name="T1">305 divorce</text:span></text:p>
          </draw:text-box>
        </draw:frame>
        <draw:connector draw:style-name="gr4" draw:text-style-name="P2" draw:layer="layout" svg:x1="26.848cm" svg:y1="29.87cm" svg:x2="27.401cm" svg:y2="30.347cm" draw:start-shape="id200" draw:start-glue-point="2" draw:end-shape="id201" draw:end-glue-point="3" svg:d="m26848 29870v477h553" svg:viewBox="0 0 554 478">
          <text:p/>
        </draw:connector>
        <draw:frame draw:style-name="gr1" draw:text-style-name="P1" draw:layer="layout" svg:width="2.951cm" svg:height="0.645cm" svg:x="53.437cm" svg:y="30.8cm">
          <draw:text-box>
            <text:p><text:span text:style-name="T1">310 prohibi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yler Hayes</meta:initial-creator>
    <meta:creation-date>2014-03-11T12:36:31</meta:creation-date>
    <dc:date>2014-12-08T09:43:24</dc:date>
    <dc:creator>Tyler Hayes</dc:creator>
    <meta:editing-duration>PT7H48M23S</meta:editing-duration>
    <meta:editing-cycles>103</meta:editing-cycles>
    <meta:generator>LibreOffice/3.5$Linux_X86_64 LibreOffice_project/350m1$Build-2</meta:generator>
    <meta:document-statistic meta:object-count="491"/>
  </office:meta>
</office:document-meta>
</file>